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style:font-name-asian="TheSansMonoConNormal2"/>
    </style:style>
    <style:style style:name="P4" style:family="paragraph" style:parent-style-name="Code">
      <style:text-properties officeooo:rsid="001b4360" officeooo:paragraph-rsid="001b4360"/>
    </style:style>
    <style:style style:name="P5" style:family="paragraph" style:parent-style-name="Chapter_20_Title" style:master-page-name="Standard">
      <style:paragraph-properties style:page-number="auto"/>
    </style:style>
    <style:style style:name="P6" style:family="paragraph" style:parent-style-name="Body_20_Text_20_Cont">
      <style:text-properties officeooo:paragraph-rsid="002016a1"/>
    </style:style>
    <style:style style:name="P7" style:family="paragraph" style:parent-style-name="Body_20_Text_20_Cont">
      <style:text-properties officeooo:paragraph-rsid="00230935"/>
    </style:style>
    <style:style style:name="P8" style:family="paragraph" style:parent-style-name="Body_20_Text_20_Cont">
      <style:text-properties officeooo:rsid="00230935" officeooo:paragraph-rsid="00230935"/>
    </style:style>
    <style:style style:name="P9" style:family="paragraph" style:parent-style-name="Body_20_Text_20_Cont">
      <style:text-properties officeooo:paragraph-rsid="00267df0"/>
    </style:style>
    <style:style style:name="P10" style:family="paragraph" style:parent-style-name="Body_20_Text_20_Cont">
      <style:text-properties officeooo:paragraph-rsid="00277d49"/>
    </style:style>
    <style:style style:name="P11" style:family="paragraph" style:parent-style-name="Body_20_Text_20_Cont">
      <style:text-properties officeooo:paragraph-rsid="00283496"/>
    </style:style>
    <style:style style:name="P12" style:family="paragraph" style:parent-style-name="Body_20_Text_20_Cont">
      <style:text-properties officeooo:rsid="002a345d" officeooo:paragraph-rsid="002a345d"/>
    </style:style>
    <style:style style:name="P13" style:family="paragraph" style:parent-style-name="Bullet" style:list-style-name="List_20_1">
      <style:text-properties officeooo:rsid="002016a1" officeooo:paragraph-rsid="002016a1"/>
    </style:style>
    <style:style style:name="P14" style:family="paragraph" style:parent-style-name="Bullet_20_First" style:list-style-name="List_20_1">
      <style:text-properties officeooo:rsid="002016a1" officeooo:paragraph-rsid="002016a1"/>
    </style:style>
    <style:style style:name="P15" style:family="paragraph" style:parent-style-name="Code">
      <style:text-properties officeooo:paragraph-rsid="002016a1"/>
    </style:style>
    <style:style style:name="P16" style:family="paragraph" style:parent-style-name="Code">
      <style:text-properties officeooo:rsid="002016a1" officeooo:paragraph-rsid="002016a1"/>
    </style:style>
    <style:style style:name="P17" style:family="paragraph" style:parent-style-name="Code">
      <style:text-properties officeooo:rsid="002016a1" officeooo:paragraph-rsid="0021579f"/>
    </style:style>
    <style:style style:name="P18" style:family="paragraph" style:parent-style-name="Code">
      <style:text-properties officeooo:rsid="002016a1" officeooo:paragraph-rsid="0024d8e4"/>
    </style:style>
    <style:style style:name="P19" style:family="paragraph" style:parent-style-name="Code">
      <style:text-properties style:use-window-font-color="true" style:font-name="TheSansMonoConNormal" fo:font-size="11pt" fo:language="en" fo:country="US" officeooo:rsid="002016a1" officeooo:paragraph-rsid="002016a1" style:font-name-asian="Calibri" style:font-size-asian="11pt" style:language-asian="none" style:country-asian="none" style:font-name-complex="TheSansMonoConNormal" style:font-size-complex="11pt" style:language-complex="ar" style:country-complex="SA"/>
    </style:style>
    <style:style style:name="P20" style:family="paragraph" style:parent-style-name="Code">
      <style:text-properties style:use-window-font-color="true" style:font-name="TheSansMonoConNormal" fo:font-size="11pt" fo:language="en" fo:country="US" officeooo:rsid="002016a1" officeooo:paragraph-rsid="0024d8e4" style:font-name-asian="Calibri" style:font-size-asian="11pt" style:language-asian="none" style:country-asian="none" style:font-name-complex="TheSansMonoConNormal" style:font-size-complex="11pt" style:language-complex="ar" style:country-complex="SA"/>
    </style:style>
    <style:style style:name="P21" style:family="paragraph" style:parent-style-name="Code">
      <style:text-properties style:use-window-font-color="true" style:font-name="TheSansMonoConNormal" fo:font-size="11pt" fo:language="en" fo:country="US" officeooo:rsid="0021579f" officeooo:paragraph-rsid="0021579f" style:font-name-asian="Calibri" style:font-size-asian="11pt" style:language-asian="none" style:country-asian="none" style:font-name-complex="TheSansMonoConNormal" style:font-size-complex="11pt" style:language-complex="ar" style:country-complex="SA"/>
    </style:style>
    <style:style style:name="P22" style:family="paragraph" style:parent-style-name="Code">
      <style:text-properties style:use-window-font-color="true" style:font-name="TheSansMonoConNormal" fo:font-size="11pt" fo:language="en" fo:country="US" officeooo:rsid="0021579f" officeooo:paragraph-rsid="0024d8e4" style:font-name-asian="Calibri" style:font-size-asian="11pt" style:language-asian="none" style:country-asian="none" style:font-name-complex="TheSansMonoConNormal" style:font-size-complex="11pt" style:language-complex="ar" style:country-complex="SA"/>
    </style:style>
    <style:style style:name="P23" style:family="paragraph" style:parent-style-name="Code">
      <style:text-properties style:use-window-font-color="true" style:font-name="TheSansMonoConNormal" fo:font-size="11pt" fo:language="en" fo:country="US" officeooo:rsid="0024d8e4" officeooo:paragraph-rsid="0024d8e4" style:font-name-asian="Calibri" style:font-size-asian="11pt" style:language-asian="none" style:country-asian="none" style:font-name-complex="TheSansMonoConNormal" style:font-size-complex="11pt" style:language-complex="ar" style:country-complex="SA"/>
    </style:style>
    <style:style style:name="P24" style:family="paragraph" style:parent-style-name="Code">
      <style:text-properties officeooo:rsid="0021579f" officeooo:paragraph-rsid="0021579f"/>
    </style:style>
    <style:style style:name="P25" style:family="paragraph" style:parent-style-name="Code">
      <style:text-properties officeooo:rsid="0021579f" officeooo:paragraph-rsid="0024d8e4"/>
    </style:style>
    <style:style style:name="P26" style:family="paragraph" style:parent-style-name="Code">
      <style:text-properties officeooo:paragraph-rsid="0021579f"/>
    </style:style>
    <style:style style:name="P27" style:family="paragraph" style:parent-style-name="Code">
      <style:text-properties officeooo:rsid="0024d8e4" officeooo:paragraph-rsid="0024d8e4"/>
    </style:style>
    <style:style style:name="P28" style:family="paragraph" style:parent-style-name="Code">
      <style:text-properties officeooo:paragraph-rsid="0024d8e4"/>
    </style:style>
    <style:style style:name="P29" style:family="paragraph" style:parent-style-name="Code">
      <style:text-properties officeooo:paragraph-rsid="00283496"/>
    </style:style>
    <style:style style:name="P30" style:family="paragraph" style:parent-style-name="Code">
      <style:text-properties officeooo:paragraph-rsid="002a345d"/>
    </style:style>
    <style:style style:name="P31" style:family="paragraph" style:parent-style-name="Code">
      <style:text-properties officeooo:paragraph-rsid="002dc900"/>
    </style:style>
    <style:style style:name="P32" style:family="paragraph" style:parent-style-name="Code">
      <style:text-properties officeooo:paragraph-rsid="002f82f5"/>
    </style:style>
    <style:style style:name="P33" style:family="paragraph" style:parent-style-name="Code">
      <style:text-properties officeooo:paragraph-rsid="002ffbed"/>
    </style:style>
    <style:style style:name="P34" style:family="paragraph" style:parent-style-name="Code_20_Caption">
      <style:text-properties officeooo:paragraph-rsid="002016a1"/>
    </style:style>
    <style:style style:name="P35" style:family="paragraph" style:parent-style-name="Code_20_Caption">
      <style:text-properties officeooo:paragraph-rsid="0024d8e4"/>
    </style:style>
    <style:style style:name="T1" style:family="text">
      <style:text-properties officeooo:rsid="001b4360"/>
    </style:style>
    <style:style style:name="T2" style:family="text">
      <style:text-properties style:font-name="Times" style:font-name-complex="Time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016a1" style:font-weight-asian="bold" style:font-weight-complex="bold"/>
    </style:style>
    <style:style style:name="T6" style:family="text">
      <style:text-properties fo:language="en" fo:country="US" officeooo:rsid="001b4360"/>
    </style:style>
    <style:style style:name="T7" style:family="text">
      <style:text-properties fo:language="en" fo:country="US" officeooo:rsid="002016a1"/>
    </style:style>
    <style:style style:name="T8" style:family="text">
      <style:text-properties fo:language="en" fo:country="US" style:font-name-asian="Calibri" style:font-size-complex="11pt" style:language-complex="ar" style:country-complex="SA"/>
    </style:style>
    <style:style style:name="T9" style:family="text">
      <style:text-properties fo:language="en" fo:country="US" officeooo:rsid="002016a1" style:font-name-asian="Calibri" style:font-size-complex="11pt" style:language-complex="ar" style:country-complex="SA"/>
    </style:style>
    <style:style style:name="T10" style:family="text">
      <style:text-properties fo:language="en" fo:country="US" officeooo:rsid="0022c9bd" style:font-name-asian="Calibri" style:font-size-complex="11pt" style:language-complex="ar" style:country-complex="SA"/>
    </style:style>
    <style:style style:name="T11" style:family="text">
      <style:text-properties fo:language="en" fo:country="US" officeooo:rsid="00230935" style:font-name-asian="Calibri" style:font-size-complex="11pt" style:language-complex="ar" style:country-complex="SA"/>
    </style:style>
    <style:style style:name="T12" style:family="text">
      <style:text-properties fo:language="en" fo:country="US" officeooo:rsid="0024d8e4" style:font-name-asian="Calibri" style:font-size-complex="11pt" style:language-complex="ar" style:country-complex="SA"/>
    </style:style>
    <style:style style:name="T13" style:family="text">
      <style:text-properties fo:language="en" fo:country="US" officeooo:rsid="00277d49" style:font-name-asian="Calibri" style:font-size-complex="11pt" style:language-complex="ar" style:country-complex="SA"/>
    </style:style>
    <style:style style:name="T14" style:family="text">
      <style:text-properties fo:language="en" fo:country="US" officeooo:rsid="00230935"/>
    </style:style>
    <style:style style:name="T15" style:family="text">
      <style:text-properties fo:language="en" fo:country="US" officeooo:rsid="0022c9bd"/>
    </style:style>
    <style:style style:name="T16" style:family="text">
      <style:text-properties fo:language="en" fo:country="US" officeooo:rsid="00267df0"/>
    </style:style>
    <style:style style:name="T17" style:family="text">
      <style:text-properties fo:language="en" fo:country="US" officeooo:rsid="00277d49"/>
    </style:style>
    <style:style style:name="T18" style:family="text">
      <style:text-properties fo:language="en" fo:country="US" officeooo:rsid="00283496"/>
    </style:style>
    <style:style style:name="T19" style:family="text">
      <style:text-properties fo:language="en" fo:country="US" officeooo:rsid="002a345d"/>
    </style:style>
    <style:style style:name="T20" style:family="text">
      <style:text-properties fo:language="en" fo:country="US" officeooo:rsid="002dc900"/>
    </style:style>
    <style:style style:name="T21" style:family="text">
      <style:text-properties fo:language="en" fo:country="US" officeooo:rsid="002e62a9"/>
    </style:style>
    <style:style style:name="T22" style:family="text">
      <style:text-properties style:font-name="Utopia-Italic" style:font-name-complex="Utopia-Italic"/>
    </style:style>
    <style:style style:name="T23" style:family="text">
      <style:text-properties fo:font-weight="bold" style:font-weight-asian="bold"/>
    </style:style>
    <style:style style:name="T24" style:family="text">
      <style:text-properties fo:font-weight="bold" officeooo:rsid="001b4360" style:font-weight-asian="bold"/>
    </style:style>
    <style:style style:name="T25" style:family="text">
      <style:text-properties fo:font-weight="bold" officeooo:rsid="0024d8e4" style:font-weight-asian="bold"/>
    </style:style>
    <style:style style:name="T26" style:family="text">
      <style:text-properties fo:font-weight="bold" officeooo:rsid="00283496" style:font-weight-asian="bold"/>
    </style:style>
    <style:style style:name="T27" style:family="text">
      <style:text-properties fo:font-weight="bold" officeooo:rsid="002a345d" style:font-weight-asian="bold"/>
    </style:style>
    <style:style style:name="T28" style:family="text">
      <style:text-properties fo:font-weight="bold" officeooo:rsid="002dc900" style:font-weight-asian="bold"/>
    </style:style>
    <style:style style:name="T29" style:family="text">
      <style:text-properties fo:font-weight="bold" officeooo:rsid="002e62a9" style:font-weight-asian="bold"/>
    </style:style>
    <style:style style:name="T30" style:family="text">
      <style:text-properties style:font-name="TheSansMonoCondensed-SemiLightI" style:font-name-complex="TheSansMonoCondensed-SemiLightI"/>
    </style:style>
    <style:style style:name="T31" style:family="text">
      <style:text-properties style:font-name-asian="TheSansMonoConNormal2"/>
    </style:style>
    <style:style style:name="T32" style:family="text">
      <style:text-properties officeooo:rsid="002a345d" style:font-name-asian="TheSansMonoConNormal2"/>
    </style:style>
    <style:style style:name="T33" style:family="text">
      <style:text-properties officeooo:rsid="002dc900" style:font-name-asian="TheSansMonoConNormal2"/>
    </style:style>
    <style:style style:name="T34" style:family="text">
      <style:text-properties officeooo:rsid="002f82f5" style:font-name-asian="TheSansMonoConNormal2"/>
    </style:style>
    <style:style style:name="T35" style:family="text">
      <style:text-properties officeooo:rsid="002ffbed" style:font-name-asian="TheSansMonoConNormal2"/>
    </style:style>
    <style:style style:name="T36" style:family="text">
      <style:text-properties style:font-name="Utopia-Bold" fo:language="en" fo:country="US" style:font-name-complex="Utopia-Bold"/>
    </style:style>
    <style:style style:name="T3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US" officeooo:rsid="001b4360"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US" officeooo:rsid="002016a1"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US" officeooo:rsid="00230935"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US" officeooo:rsid="0024d8e4"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267df0"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277d49"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283496"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1eaa25"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none" fo:country="none" fo:font-style="italic" style:font-name-asian="Calibri" style:font-size-asian="11pt" style:language-asian="none" style:country-asian="none" style:font-style-asian="italic" style:font-name-complex="Utopia" style:font-size-complex="11pt" style:language-complex="ar" style:country-complex="SA"/>
    </style:style>
    <style:style style:name="T47" style:family="text">
      <style:text-properties style:use-window-font-color="true" style:font-name="Utopia" fo:font-size="11pt" fo:language="none" fo:country="none" fo:font-style="italic" officeooo:rsid="0024d8e4" style:font-name-asian="Calibri" style:font-size-asian="11pt" style:language-asian="none" style:country-asian="none" style:font-style-asian="italic" style:font-name-complex="Utopia" style:font-size-complex="11pt" style:language-complex="ar" style:country-complex="SA"/>
    </style:style>
    <style:style style:name="T48" style:family="text">
      <style:text-properties style:use-window-font-color="true" style:font-name="TheSansMonoConNormal" fo:font-size="11pt" fo:language="none" fo:country="none" officeooo:rsid="00283496" style:font-name-asian="Calibri" style:font-size-asian="11pt" style:language-asian="none" style:country-asian="none" style:font-name-complex="TheSansMonoConNormal" style:font-size-complex="11pt" style:language-complex="ar" style:country-complex="SA"/>
    </style:style>
    <style:style style:name="T49" style:family="text">
      <style:text-properties style:use-window-font-color="true" style:font-name="TheSansMonoConNormal" fo:font-size="11pt" fo:language="none" fo:country="none" officeooo:rsid="002a345d" style:font-name-asian="Calibri" style:font-size-asian="11pt" style:language-asian="none" style:country-asian="none" style:font-name-complex="TheSansMonoConNormal" style:font-size-complex="11pt" style:language-complex="ar" style:country-complex="SA"/>
    </style:style>
    <style:style style:name="T50" style:family="text">
      <style:text-properties style:use-window-font-color="true" style:font-name="TheSansMonoConNormal" fo:font-size="11pt" fo:language="none" fo:country="none" officeooo:rsid="002c0426" style:font-name-asian="Calibri" style:font-size-asian="11pt" style:language-asian="none" style:country-asian="none" style:font-name-complex="TheSansMonoConNormal" style:font-size-complex="11pt" style:language-complex="ar" style:country-complex="SA"/>
    </style:style>
    <style:style style:name="T51" style:family="text">
      <style:text-properties style:use-window-font-color="true" style:font-name="TheSansMonoConNormal" fo:font-size="11pt" fo:language="none" fo:country="none" officeooo:rsid="002dc900" style:font-name-asian="Calibri" style:font-size-asian="11pt" style:language-asian="none" style:country-asian="none" style:font-name-complex="TheSansMonoConNormal" style:font-size-complex="11pt" style:language-complex="ar" style:country-complex="SA"/>
    </style:style>
    <style:style style:name="T52" style:family="text">
      <style:text-properties style:use-window-font-color="true" style:font-name="TheSansMonoConNormal" fo:font-size="11pt" fo:language="none" fo:country="none" officeooo:rsid="002f82f5" style:font-name-asian="Calibri" style:font-size-asian="11pt" style:language-asian="none" style:country-asian="none" style:font-name-complex="TheSansMonoConNormal" style:font-size-complex="11pt" style:language-complex="ar" style:country-complex="SA"/>
    </style:style>
    <style:style style:name="T53" style:family="text">
      <style:text-properties style:use-window-font-color="true" style:font-name="TheSansMonoConNormal" fo:font-size="11pt" fo:language="none" fo:country="none" officeooo:rsid="002ffbed" style:font-name-asian="Calibri" style:font-size-asian="11pt" style:language-asian="none" style:country-asian="none" style:font-name-complex="TheSansMonoConNormal" style:font-size-complex="11pt" style:language-complex="ar" style:country-complex="SA"/>
    </style:style>
    <style:style style:name="T54" style:family="text">
      <style:text-properties style:use-window-font-color="true" style:font-name="TheSansMonoConNormal" fo:font-size="11pt" fo:language="none" fo:country="none" officeooo:rsid="0036b52c" style:font-name-asian="Calibri" style:font-size-asian="11pt" style:language-asian="none" style:country-asian="none" style:font-name-complex="TheSansMonoConNormal" style:font-size-complex="11pt" style:language-complex="ar" style:country-complex="SA"/>
    </style:style>
    <style:style style:name="T55" style:family="text">
      <style:text-properties style:use-window-font-color="true" style:font-name="TheSansMonoConNormal" fo:font-size="11pt" fo:language="en" fo:country="US" officeooo:rsid="002016a1" style:font-name-asian="Calibri" style:font-size-asian="11pt" style:language-asian="none" style:country-asian="none" style:font-name-complex="TheSansMonoConNormal" style:font-size-complex="11pt" style:language-complex="ar" style:country-complex="SA"/>
    </style:style>
    <style:style style:name="T56" style:family="text">
      <style:text-properties style:use-window-font-color="true" style:font-name="TheSansMonoConNormal" fo:font-size="11pt" fo:language="en" fo:country="US" officeooo:rsid="0021579f" style:font-name-asian="Calibri" style:font-size-asian="11pt" style:language-asian="none" style:country-asian="none" style:font-name-complex="TheSansMonoConNormal" style:font-size-complex="11pt" style:language-complex="ar" style:country-complex="SA"/>
    </style:style>
    <style:style style:name="T57" style:family="text">
      <style:text-properties style:use-window-font-color="true" style:font-name="TheSansMonoConNormal" fo:font-size="11pt" fo:language="en" fo:country="US" officeooo:rsid="0024d8e4" style:font-name-asian="Calibri" style:font-size-asian="11pt" style:language-asian="none" style:country-asian="none" style:font-name-complex="TheSansMonoConNormal" style:font-size-complex="11pt" style:language-complex="ar" style:country-complex="SA"/>
    </style:style>
    <style:style style:name="T58" style:family="text">
      <style:text-properties style:use-window-font-color="true" style:font-name="TheSansMonoConNormal" fo:font-size="11pt" fo:language="en" fo:country="US" officeooo:rsid="0034d54f" style:font-name-asian="Calibri" style:font-size-asian="11pt" style:language-asian="none" style:country-asian="none" style:font-name-complex="TheSansMonoConNormal" style:font-size-complex="11pt" style:language-complex="ar" style:country-complex="SA"/>
    </style:style>
    <style:style style:name="T59" style:family="text">
      <style:text-properties style:use-window-font-color="true" style:font-name="TheSansMonoConNormal" fo:font-size="11pt" fo:language="en" fo:country="US" officeooo:rsid="00351467" style:font-name-asian="Calibri" style:font-size-asian="11pt" style:language-asian="none" style:country-asian="none" style:font-name-complex="TheSansMonoConNormal" style:font-size-complex="11pt" style:language-complex="ar" style:country-complex="SA"/>
    </style:style>
    <style:style style:name="T60" style:family="text">
      <style:text-properties officeooo:rsid="001dfdce"/>
    </style:style>
    <style:style style:name="T61" style:family="text">
      <style:text-properties officeooo:rsid="001eaa25"/>
    </style:style>
    <style:style style:name="T62" style:family="text">
      <style:text-properties officeooo:rsid="002016a1"/>
    </style:style>
    <style:style style:name="T63" style:family="text">
      <style:text-properties officeooo:rsid="0021579f"/>
    </style:style>
    <style:style style:name="T64" style:family="text">
      <style:text-properties officeooo:rsid="0024d8e4"/>
    </style:style>
    <style:style style:name="T65" style:family="text">
      <style:text-properties officeooo:rsid="00283496"/>
    </style:style>
    <style:style style:name="T66" style:family="text">
      <style:text-properties officeooo:rsid="002a345d"/>
    </style:style>
    <style:style style:name="T67" style:family="text">
      <style:text-properties fo:language="en" fo:country="GB" style:font-name-asian="Calibri" style:font-size-complex="11pt" style:language-complex="ar" style:country-complex="SA"/>
    </style:style>
    <style:style style:name="T68" style:family="text">
      <style:text-properties officeooo:rsid="002dc900"/>
    </style:style>
    <style:style style:name="T69" style:family="text">
      <style:text-properties officeooo:rsid="002e62a9"/>
    </style:style>
    <style:style style:name="T70" style:family="text">
      <style:text-properties officeooo:rsid="002ffbed"/>
    </style:style>
    <style:style style:name="T71" style:family="text">
      <style:text-properties officeooo:rsid="00324425"/>
    </style:style>
    <style:style style:name="T72" style:family="text">
      <style:text-properties officeooo:rsid="0035ed25"/>
    </style:style>
    <style:style style:name="T73" style:family="text">
      <style:text-properties officeooo:rsid="0036b52c"/>
    </style:style>
    <style:style style:name="T74" style:family="text">
      <style:text-properties officeooo:rsid="003746af"/>
    </style:style>
    <style:style style:name="T75" style:family="text">
      <style:text-properties officeooo:rsid="003892e8"/>
    </style:style>
    <style:style style:name="T76" style:family="text">
      <style:text-properties officeooo:rsid="003cb2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Concepts, </text:span>Traits, <text:span text:style-name="T61">and </text:span>Policies</text:p>
      <text:p text:style-name="Body_20_Text_20_First">Although you may still be growing accustomed to templates, it’s time to explore <text:span text:style-name="T45">some </text:span><text:s/>common <text:span text:style-name="T61">tools used to write templates: concepts,</text:span> traits and policies. Programming with <text:span text:style-name="T61">concepts </text:span><text:span text:style-name="T45">relates closely to </text:span>traits, <text:span text:style-name="T61">which relate closely to </text:span>policies. <text:span text:style-name="T61">Together and separately, </text:span><text:span text:style-name="T45">they probably introduce a </text:span>new <text:span text:style-name="T61">programming </text:span>style for you, but <text:span text:style-name="T61">this style</text:span> <text:span text:style-name="T61">forms the foundation for the C++ standard library</text:span>. As you will discover in this Exploration, th<text:span text:style-name="T61">e</text:span>s<text:span text:style-name="T61">e</text:span> techniques <text:span text:style-name="T61">are </text:span>extremely flexible and powerful. This Exploration look<text:span text:style-name="T3">s</text:span> at <text:span text:style-name="T45">these techniques and how to </text:span>take advantage of them.</text:p>
      <text:h text:style-name="Heading_20_1" text:outline-level="1">Case Study: Iterators</text:h>
      <text:p text:style-name="Body_20_Text_20_First">Consider the humble iterator. Consider the <text:span text:style-name="Code_20_Inline">std::advance</text:span> function (Exploration 4<text:span text:style-name="T60">6</text:span>).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ext:soft-page-break/>the iterator kind. In particular, only random access <text:span text:style-name="T60">and contiguous </text:span>iterators permit rapid advancement via addition. All other iterators must follow the step-by-step approach. <text:span text:style-name="T62">Bidirectional, random access, and contiguous iterators can go backward, but forward and input iterators cannot. (Output iterators require an assignment to produce an output value, so you cannot use </text:span><text:span text:style-name="Code_20_Inline"><text:span text:style-name="T62">advance</text:span></text:span><text:span text:style-name="T62"> on an output iterator.) </text:span>So how does <text:span text:style-name="Code_20_Inline">advance</text:span> know what kind of iterator it has <text:span text:style-name="T62">and how to choose the correct implementation?</text:span></text:p>
      <text:p text:style-name="P6"><text:span text:style-name="T3">In most OOP languages, an iterator would derive from a common base class, which would implement a virtual </text:span><text:span text:style-name="Code_20_Inline"><text:span text:style-name="T3">advance</text:span></text:span><text:span text:style-name="T3"> function. The </text:span><text:span text:style-name="Code_20_Inline"><text:span text:style-name="T3">advance</text:span></text:span><text:span text:style-name="T3"> algorithm would call that virtual function and let normal object-oriented dispatching take care of the details. </text:span><text:span text:style-name="T7">Or maybe overloading would let you define multiple </text:span><text:span text:style-name="Code_20_Inline"><text:span text:style-name="T9">advance</text:span></text:span><text:span text:style-name="T7"> </text:span><text:span text:style-name="T39">functions </text:span><text:span text:style-name="T7">that differ in the use of the base class as a parameter type. </text:span><text:span text:style-name="T3">C++ certainly could take </text:span><text:span text:style-name="T39">either</text:span><text:span text:style-name="T3"> approach, but it doesn’t.</text:span></text:p>
      <text:p text:style-name="P6"><text:span text:style-name="T39">A </text:span><text:span text:style-name="T7">simple solution is to use </text:span><text:span text:style-name="T39">constraints for overloaded </text:span><text:span text:style-name="Code_20_Inline"><text:span text:style-name="T9">advance</text:span></text:span><text:span text:style-name="T39"> functions. The three functions needed are as follows:</text:span></text:p>
      <text:list xml:id="list3004100788" text:style-name="List_20_1">
        <text:list-item>
          <text:p text:style-name="P14">random access and contiguous iterators: use addition</text:p>
        </text:list-item>
        <text:list-item>
          <text:p text:style-name="P13">bidirectional iterators: step-by-step forward or backward</text:p>
        </text:list-item>
        <text:list-item>
          <text:p text:style-name="P13">forward and input iterators: step-by-step forward only</text:p>
        </text:list-item>
      </text:list>
      <text:p text:style-name="P6"><text:span text:style-name="T7">The </text:span><text:span text:style-name="Code_20_Inline"><text:span text:style-name="T7">&lt;iterator&gt;</text:span></text:span><text:span text:style-name="T7"> module defines several concepts that you can use as constraints to ensure that each advance function definition applies only to the appropriate iterator kind. </text:span><text:span text:style-name="T5">Try defining the </text:span><text:span text:style-name="Code_20_Inline"><text:span text:style-name="T5">advance</text:span></text:span><text:span text:style-name="T5"> functions</text:span><text:span text:style-name="T7"> before looking at my solution in L</text:span><text:span text:style-name="T39">i</text:span><text:span text:style-name="T7">sting 70-1.</text:span></text:p>
      <text:p text:style-name="P34"><text:span text:style-name="T23">Listing </text:span><text:span text:style-name="T24">70</text:span><text:span text:style-name="T23">-1.</text:span> One Possible Implementation of <text:span text:style-name="Code_20_Inline"><text:span text:style-name="T30">std::advance</text:span></text:span></text:p>
      <text:p text:style-name="P27">import &lt;deque&gt;;</text:p>
      <text:p text:style-name="P15">import &lt;iostream&gt;;</text:p>
      <text:p text:style-name="P15">import &lt;iterator&gt;;</text:p>
      <text:p text:style-name="P24">import &lt;list&gt;;</text:p>
      <text:p text:style-name="P15">import &lt;string&gt;;</text:p>
      <text:p text:style-name="P24">import &lt;vector&gt;;</text:p>
      <text:p text:style-name="P15"/>
      <text:p text:style-name="P15">void trace(std::string const&amp; msg)</text:p>
      <text:p text:style-name="P15">{</text:p>
      <text:p text:style-name="P15"><text:span text:style-name="T31"><text:s text:c="3"/></text:span>std::cout &lt;&lt; msg &lt;&lt; '\n';</text:p>
      <text:p text:style-name="P15">}</text:p>
      <text:p text:style-name="P15"/>
      <text:p text:style-name="P17"><text:span text:style-name="T3">template&lt;class Iterator</text:span><text:span text:style-name="T56">, class Distance</text:span><text:span text:style-name="T3">&gt;</text:span></text:p>
      <text:p text:style-name="P16"><text:span text:style-name="T3">requires std::random_access_iterator&lt;Iterator&gt; and std::integral&lt;Distance&gt;</text:span></text:p>
      <text:p text:style-name="P19">void advance(Iterator&amp; iterator, Distance distance)</text:p>
      <text:p text:style-name="P19">{</text:p>
      <text:p text:style-name="P19"><text:soft-page-break/><text:s text:c="4"/>trace("random access or contiguous advance");</text:p>
      <text:p text:style-name="P19"><text:s text:c="4"/>iterator += distance;</text:p>
      <text:p text:style-name="P19">}</text:p>
      <text:p text:style-name="P19"/>
      <text:p text:style-name="P17"><text:span text:style-name="T3">template&lt;class Iterator</text:span><text:span text:style-name="T56">, class Distance</text:span><text:span text:style-name="T3">&gt;</text:span></text:p>
      <text:p text:style-name="P15"><text:span text:style-name="T7">requires std::</text:span><text:span text:style-name="T55">bidirectional</text:span><text:span text:style-name="T7">_iterator&lt;Iterator&gt; and std::integral&lt;Distance&gt;</text:span></text:p>
      <text:p text:style-name="P19">void advance(Iterator&amp; iterator, Distance distance)</text:p>
      <text:p text:style-name="P19">{</text:p>
      <text:p text:style-name="P19"><text:s text:c="4"/><text:span text:style-name="T63">trace("bidirectional iterator");</text:span></text:p>
      <text:p text:style-name="P15"><text:span text:style-name="T55"><text:s text:c="4"/>for ( ; distance &lt; 0; ++distance)</text:span></text:p>
      <text:p text:style-name="P15"><text:span text:style-name="T55"><text:s text:c="8"/>--iterator;</text:span></text:p>
      <text:p text:style-name="P19"><text:s text:c="4"/>for ( ; distance &gt; 0; --distance)</text:p>
      <text:p text:style-name="P19"><text:s text:c="8"/>++iterator;</text:p>
      <text:p text:style-name="P19">}</text:p>
      <text:p text:style-name="P16"><text:span text:style-name="T3"/></text:p>
      <text:p text:style-name="P17"><text:span text:style-name="T3">template&lt;class Iterator</text:span><text:span text:style-name="T56">, class Distance</text:span><text:span text:style-name="T3">&gt;</text:span></text:p>
      <text:p text:style-name="P15"><text:span text:style-name="T7">requires std::</text:span><text:span text:style-name="T55">input_</text:span><text:span text:style-name="T7">iterator&lt;Iterator&gt; and std::unsigned_integral&lt;Distance&gt;</text:span></text:p>
      <text:p text:style-name="P19">void advance(Iterator&amp; iterator, Distance distance)</text:p>
      <text:p text:style-name="P19">{</text:p>
      <text:p text:style-name="P19"><text:s text:c="4"/><text:span text:style-name="T63">trace("forward or input iterator");</text:span></text:p>
      <text:p text:style-name="P15"><text:span text:style-name="T55"><text:s text:c="4"/>for ( ; distance &gt; 0; --distance)</text:span></text:p>
      <text:p text:style-name="P19"><text:s text:c="8"/>++iterator;</text:p>
      <text:p text:style-name="P19">}</text:p>
      <text:p text:style-name="P19"/>
      <text:p text:style-name="P21">template&lt;class Iterator, class Distance&gt;</text:p>
      <text:p text:style-name="P26"><text:span text:style-name="T56">void test(std::string_view label, Iterator iterator, Distance distance)</text:span></text:p>
      <text:p text:style-name="P21">{</text:p>
      <text:p text:style-name="P21"><text:s text:c="4"/>advance(iterator, distance);</text:p>
      <text:p text:style-name="P26"><text:span text:style-name="T56"><text:s text:c="4"/>std::cout &lt;&lt; label &lt;&lt; *iterator &lt;&lt; '\n';</text:span></text:p>
      <text:p text:style-name="P21">}</text:p>
      <text:p text:style-name="P21"/>
      <text:p text:style-name="P21">int main()</text:p>
      <text:p text:style-name="P21">{</text:p>
      <text:p text:style-name="P21"><text:s text:c="4"/>std::deque&lt;int&gt; deque{ 1, 2, 3 };</text:p>
      <text:p text:style-name="P21"><text:s text:c="4"/>test("deque: ", deque.end(), -2);</text:p>
      <text:p text:style-name="P21"><text:span text:style-name="T56"/></text:p>
      <text:p text:style-name="P21"><text:s text:c="4"/>std::list&lt;int&gt; list{ 1, 2, 3 };</text:p>
      <text:p text:style-name="P21"><text:s text:c="4"/>test("list: ", list.end(), -2);</text:p>
      <text:p text:style-name="P21"><text:span text:style-name="T56"/></text:p>
      <text:p text:style-name="P21"><text:s text:c="4"/>std::vector&lt;int&gt; vector{ 1, 2, 3};</text:p>
      <text:p text:style-name="P21"><text:s text:c="4"/>test("vector: ", vector.end(), -2);</text:p>
      <text:p text:style-name="P21"><text:s text:c="4"/></text:p>
      <text:p text:style-name="P21"><text:s text:c="4"/>test("istream: ", std::istream_iterator&lt;int&gt;{}, 2);</text:p>
      <text:p text:style-name="P21">}</text:p>
      <text:p text:style-name="P7"><text:span text:style-name="T15">Another technique uses a single function, but relies on type traits to distinguish the different iterator categories. The </text:span><text:span text:style-name="Code_20_Inline"><text:span text:style-name="T15">&lt;iterator&gt;</text:span></text:span><text:span text:style-name="T15"> module defines various template classes that describe common traits or attributes of iterator types. The most important is </text:span><text:span text:style-name="Code_20_Inline"><text:span text:style-name="T10">std::iterator_traits&lt;T&gt;</text:span></text:span><text:span text:style-name="T15">, </text:span><text:span text:style-name="T14">which defines a member type, </text:span><text:span text:style-name="Code_20_Inline"><text:span text:style-name="T10">iterator_category</text:span></text:span><text:span text:style-name="T14">. The advance function can test that type and compare it with </text:span><text:soft-page-break/><text:span text:style-name="Code_20_Inline"><text:span text:style-name="T10">std::random_access_iterator_tag</text:span></text:span><text:span text:style-name="T14"> and other iterator tag types to determine </text:span><text:span text:style-name="T40">the iterator’s kind. Other traits are more focused, such as </text:span><text:span text:style-name="Code_20_Inline"><text:span text:style-name="T11">incrementable_traits</text:span></text:span><text:span text:style-name="T40">, which defines the member </text:span><text:span text:style-name="Code_20_Inline"><text:span text:style-name="T11">difference_type</text:span></text:span><text:span text:style-name="T40"> for any iterator that either defines its own </text:span><text:span text:style-name="Code_20_Inline"><text:span text:style-name="T11">difference_type</text:span></text:span><text:span text:style-name="T40"> memory or allows subtraction of iterators, in which case </text:span><text:span text:style-name="Code_20_Inline"><text:span text:style-name="T11">difference_type</text:span></text:span><text:span text:style-name="T40"> is the type of the subtraction result.</text:span></text:p>
      <text:p text:style-name="P7"><text:span text:style-name="T40">Combine the iterator traits with other traits class templates that are defined in </text:span><text:span text:style-name="Code_20_Inline"><text:span text:style-name="T11">&lt;type_traits&gt;</text:span></text:span><text:span text:style-name="T40">, such as </text:span><text:span text:style-name="Code_20_Inline"><text:span text:style-name="T11">std::is_same&lt;T,U&gt;</text:span></text:span><text:span text:style-name="T40">, which determines whether </text:span><text:span text:style-name="Code_20_Inline"><text:span text:style-name="T11">T</text:span></text:span><text:span text:style-name="T40"> and </text:span><text:span text:style-name="Code_20_Inline"><text:span text:style-name="T11">U</text:span></text:span><text:span text:style-name="T40"> are the same type. More useful in this case is the template </text:span><text:span text:style-name="Code_20_Inline"><text:span text:style-name="T11">is_base_of&lt;B, D&gt;</text:span></text:span><text:span text:style-name="T40"> to test whether </text:span><text:span text:style-name="Code_20_Inline"><text:span text:style-name="T11">B</text:span></text:span><text:span text:style-name="T40"> is a base class of </text:span><text:span text:style-name="Code_20_Inline"><text:span text:style-name="T11">D</text:span></text:span><text:span text:style-name="T40">. This helps you because the iterator tag types form a class hierarchy of capability, thus </text:span><text:span text:style-name="Code_20_Inline"><text:span text:style-name="T11">std::is_base_of&lt;std::input_iterator_tag,</text:span></text:span><text:span text:style-name="T40"> </text:span><text:span text:style-name="Code_20_Inline"><text:span text:style-name="T11">T&gt;</text:span></text:span><text:span text:style-name="T40"> is true if </text:span><text:span text:style-name="Code_20_Inline"><text:span text:style-name="T11">T</text:span></text:span><text:span text:style-name="T40"> is any iterator tag type except </text:span><text:span text:style-name="Code_20_Inline"><text:span text:style-name="T11">std::output_iterator_tag</text:span></text:span><text:span text:style-name="T40">. </text:span><text:span text:style-name="T41">A trait is “true” when it has a compile-time data member value that is true. The type, </text:span><text:span text:style-name="Code_20_Inline"><text:span text:style-name="T12">std::true_type</text:span></text:span><text:span text:style-name="T41">, is the most common way to express this.</text:span></text:p>
      <text:p text:style-name="P8"><text:span text:style-name="T37">The easiest way to use the traits for the </text:span><text:span text:style-name="Code_20_Inline"><text:span text:style-name="T8">advance</text:span></text:span><text:span text:style-name="T37"> function is to use the </text:span><text:span text:style-name="Code_20_Inline"><text:span text:style-name="T8">if</text:span></text:span><text:span text:style-name="T37"> </text:span><text:span text:style-name="Code_20_Inline"><text:span text:style-name="T8">constexpr</text:span></text:span><text:span text:style-name="T37"> statement. This is a special kind of conditional that is evaluated at compile time. The code in the body of the </text:span><text:span text:style-name="Code_20_Inline"><text:span text:style-name="T8">if</text:span></text:span><text:span text:style-name="T37"> </text:span><text:span text:style-name="Code_20_Inline"><text:span text:style-name="T8">constexpr</text:span></text:span><text:span text:style-name="T37"> statement is compiled only when the condition is true. <text:s/></text:span><text:span text:style-name="T41">Listing 70-2 shows this traits-oriented style of writing </text:span><text:span text:style-name="Code_20_Inline"><text:span text:style-name="T12">advance</text:span></text:span><text:span text:style-name="T41">.</text:span></text:p>
      <text:p text:style-name="P35"><text:span text:style-name="T23">Listing </text:span><text:span text:style-name="T24">70</text:span><text:span text:style-name="T23">-</text:span><text:span text:style-name="T25">2</text:span><text:span text:style-name="T23">.</text:span> Implement<text:span text:style-name="T64">ing </text:span><text:span text:style-name="Code_20_Inline"><text:span text:style-name="T30">std::advance</text:span></text:span><text:span text:style-name="T46"> </text:span><text:span text:style-name="T47">With Type Traits</text:span></text:p>
      <text:p text:style-name="P27">import &lt;deque&gt;;</text:p>
      <text:p text:style-name="P28">import &lt;iostream&gt;;</text:p>
      <text:p text:style-name="P28">import &lt;iterator&gt;;</text:p>
      <text:p text:style-name="P25">import &lt;list&gt;;</text:p>
      <text:p text:style-name="P28">import &lt;string&gt;;</text:p>
      <text:p text:style-name="P27">import &lt;type_traits&gt;;</text:p>
      <text:p text:style-name="P25">import &lt;vector&gt;;</text:p>
      <text:p text:style-name="P28"/>
      <text:p text:style-name="P28">void trace(std::string const&amp; msg)</text:p>
      <text:p text:style-name="P28">{</text:p>
      <text:p text:style-name="P28"><text:span text:style-name="T31"><text:s text:c="3"/></text:span>std::cout &lt;&lt; msg &lt;&lt; '\n';</text:p>
      <text:p text:style-name="P28">}</text:p>
      <text:p text:style-name="P28"/>
      <text:p text:style-name="P18"><text:span text:style-name="T3">template&lt;class Iterator</text:span><text:span text:style-name="T56">, class Distance</text:span><text:span text:style-name="T3">&gt;</text:span></text:p>
      <text:p text:style-name="P28"><text:span text:style-name="T7">requires std::</text:span><text:span text:style-name="T57">input</text:span><text:span text:style-name="T7">_iterator&lt;Iterator&gt; and std::integral&lt;Distance&gt;</text:span></text:p>
      <text:p text:style-name="P20">void advance(Iterator&amp; iterator, Distance distance)</text:p>
      <text:p text:style-name="P20">{</text:p>
      <text:p text:style-name="P23"><text:s text:c="2"/>using tag = std::iterator_traits&lt;Iterator&gt;::iterator_category;</text:p>
      <text:p text:style-name="P20"><text:s text:c="2"/><text:span text:style-name="T64">if constexpr(std::is_base_of&lt;std::random_access_iterator_tag, tag&gt;::value)</text:span></text:p>
      <text:p text:style-name="P20"><text:s text:c="2"/><text:span text:style-name="T64">{</text:span></text:p>
      <text:p text:style-name="P20"><text:s text:c="4"/><text:span text:style-name="T64">trace("random access</text:span><text:span text:style-name="T71">+</text:span><text:span text:style-name="T64"> iterator");</text:span></text:p>
      <text:p text:style-name="P20"><text:s text:c="4"/><text:span text:style-name="T64">iterator += distance;</text:span></text:p>
      <text:p text:style-name="P20"><text:s text:c="2"/><text:span text:style-name="T64">}</text:span></text:p>
      <text:p text:style-name="P20"><text:s text:c="2"/><text:span text:style-name="T64">else {</text:span></text:p>
      <text:p text:style-name="P20"><text:soft-page-break/><text:s text:c="4"/><text:span text:style-name="T64">trace("input</text:span><text:span text:style-name="T71">+</text:span><text:span text:style-name="T64"> iterator");</text:span></text:p>
      <text:p text:style-name="P20"><text:s text:c="4"/><text:span text:style-name="T64">if constexpr(std::is_base_of&lt;std::bidirectional_iterator_tag,tag&gt;::value)</text:span></text:p>
      <text:p text:style-name="P20"><text:s text:c="4"/><text:span text:style-name="T64">{</text:span></text:p>
      <text:p text:style-name="P28"><text:span text:style-name="T55"><text:s text:c="6"/></text:span><text:span text:style-name="T57">while (distance</text:span><text:span text:style-name="T59">++</text:span><text:span text:style-name="T57"> &lt; 0)</text:span></text:p>
      <text:p text:style-name="P28"><text:span text:style-name="T55"><text:s text:c="8"/>--</text:span><text:span text:style-name="T57">iterator;</text:span></text:p>
      <text:p text:style-name="P28"><text:span text:style-name="T57"><text:s text:c="4"/>}</text:span></text:p>
      <text:p text:style-name="P28"><text:span text:style-name="T57"><text:s text:c="4"/>while (distance-- &gt; 0)</text:span></text:p>
      <text:p text:style-name="P28"><text:span text:style-name="T57"><text:s text:c="8"/></text:span><text:span text:style-name="T59">++</text:span><text:span text:style-name="T57">iterator;</text:span></text:p>
      <text:p text:style-name="P28"><text:span text:style-name="T57"><text:s text:c="2"/></text:span><text:span text:style-name="T58">}</text:span></text:p>
      <text:p text:style-name="P20">}</text:p>
      <text:p text:style-name="P20"/>
      <text:p text:style-name="P22">template&lt;class Iterator, class Distance&gt;</text:p>
      <text:p text:style-name="P28"><text:span text:style-name="T56">void test(std::string_view label, Iterator iterator, Distance distance)</text:span></text:p>
      <text:p text:style-name="P22">{</text:p>
      <text:p text:style-name="P22"><text:s text:c="4"/>advance(iterator, distance);</text:p>
      <text:p text:style-name="P28"><text:span text:style-name="T56"><text:s text:c="4"/>std::cout &lt;&lt; label &lt;&lt; *iterator &lt;&lt; '\n';</text:span></text:p>
      <text:p text:style-name="P22">}</text:p>
      <text:p text:style-name="P22"/>
      <text:p text:style-name="P22">int main()</text:p>
      <text:p text:style-name="P22">{</text:p>
      <text:p text:style-name="P22"><text:s text:c="4"/>std::deque&lt;int&gt; deque{ 1, 2, 3 };</text:p>
      <text:p text:style-name="P22"><text:s text:c="4"/>test("deque: ", deque.end(), -2);</text:p>
      <text:p text:style-name="P22"><text:span text:style-name="T56"/></text:p>
      <text:p text:style-name="P22"><text:s text:c="4"/>std::list&lt;int&gt; list{ 1, 2, 3 };</text:p>
      <text:p text:style-name="P22"><text:s text:c="4"/>test("list: ", list.end(), -2);</text:p>
      <text:p text:style-name="P22"><text:span text:style-name="T56"/></text:p>
      <text:p text:style-name="P22"><text:s text:c="4"/>std::vector&lt;int&gt; vector{ 1, 2, 3};</text:p>
      <text:p text:style-name="P22"><text:s text:c="4"/>test("vector: ", vector.end(), -2);</text:p>
      <text:p text:style-name="P22"><text:s text:c="4"/></text:p>
      <text:p text:style-name="P22"><text:s text:c="4"/>test("istream: ", std::istream_iterator&lt;int&gt;{}, 2);</text:p>
      <text:p text:style-name="P22"><text:span text:style-name="T41">}</text:span></text:p>
      <text:p text:style-name="P7"><text:span text:style-name="T15"><text:s/></text:span></text:p>
      <text:h text:style-name="Heading_20_1" text:outline-level="1"><text:bookmark-start text:name="itrait"/><text:bookmark-start text:name="ttrait"/><text:bookmark-end text:name="itrait"/>Type Traits</text:h>
      <text:p text:style-name="Body_20_Text_20_First">The <text:span text:style-name="Code_20_Inline">&lt;type_traits&gt;</text:span> header <text:span text:style-name="T1">(first introduced in Exploration 53) </text:span>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Body_20_Text_20_Cont"><text:span text:style-name="T3">The </text:span><text:span text:style-name="Code_20_Inline"><text:span text:style-name="T3">std::move()</text:span></text:span><text:span text:style-name="T3"> function uses type traits, just to name one use of type traits in the standard library. Remember that all it does is change an lvalue to an rvalue. It uses </text:span><text:soft-page-break/><text:span text:style-name="Code_20_Inline"><text:span text:style-name="T3">remove_reference</text:span></text:span><text:span text:style-name="T3"> to strip the reference from its argument and then adds </text:span><text:span text:style-name="Code_20_Inline"><text:span text:style-name="T3">&amp;&amp;</text:span></text:span><text:span text:style-name="T3"> to turn the result into an rvalue reference, as follows:</text:span></text:p>
      <text:p text:style-name="Code">template&lt;class T&gt;</text:p>
      <text:p text:style-name="Code">typename std::remove_reference&lt;T&gt;::type&amp;&amp; move(T&amp;&amp; t) noexcept</text:p>
      <text:p text:style-name="Code">{</text:p>
      <text:p text:style-name="Code"><text:span text:style-name="T31"><text:s text:c="3"/></text:span>return static_cast&lt;typename std::remove_reference&lt;T&gt;::type&amp;&amp;&gt;(t);</text:p>
      <text:p text:style-name="Code">}</text:p>
      <text:p text:style-name="Body_20_Text_20_Cont"><text:span text:style-name="T3">Notice the use of the </text:span><text:span text:style-name="Code_20_Inline"><text:span text:style-name="T3">type</text:span></text:span><text:span text:style-name="T3"> member typedef. That is how the type traits expose the result of their transformation. The query traits declare </text:span><text:span text:style-name="Code_20_Inline"><text:span text:style-name="T3">type</text:span></text:span><text:span text:style-name="T3"> to be a typedef for </text:span><text:span text:style-name="Code_20_Inline"><text:span text:style-name="T3">std::true_type</text:span></text:span><text:span text:style-name="T3"> or </text:span><text:span text:style-name="Code_20_Inline"><text:span text:style-name="T3">std::false_type</text:span></text:span><text:span text:style-name="T3">; these classes declare a </text:span><text:span text:style-name="Code_20_Inline"><text:span text:style-name="T3">value</text:span></text:span><text:span text:style-name="T3"> member to be </text:span><text:span text:style-name="Code_20_Inline"><text:span text:style-name="T3">true</text:span></text:span><text:span text:style-name="T3"> or </text:span><text:span text:style-name="Code_20_Inline"><text:span text:style-name="T3">false</text:span></text:span><text:span text:style-name="T3"> at compile time. Although you can create an instance of </text:span><text:span text:style-name="Code_20_Inline"><text:span text:style-name="T3">true_type</text:span></text:span><text:span text:style-name="T3"> or </text:span><text:span text:style-name="Code_20_Inline"><text:span text:style-name="T3">false_type</text:span></text:span><text:span text:style-name="T3"> and evaluate them at runtime, the typical use is to use them to specialize a template.</text:span></text:p>
      <text:p text:style-name="P9"><text:span text:style-name="T16">Type traits often form the basis for defining concepts. Defining concepts is an advanced topic, so I do not cover it in depth, but it helps to get a sense of how a concept is defined. Knowing that the type traits, </text:span><text:span text:style-name="Code_20_Inline"><text:span text:style-name="T13">std::is_integral&lt;T&gt;</text:span></text:span><text:span text:style-name="T16"> determines whether a type is one of the builtin integral types, you can </text:span><text:span text:style-name="T42">a </text:span><text:span text:style-name="T16">concept </text:span><text:span text:style-name="Code_20_Inline"><text:span text:style-name="T13">integral&lt;T&gt;</text:span></text:span><text:span text:style-name="T16"> as follows:</text:span></text:p>
      <text:p text:style-name="Code">template&lt;class T&gt;</text:p>
      <text:p text:style-name="Code">concept integral = std::is_integral&lt;T&gt;::value;</text:p>
      <text:p text:style-name="P9"><text:span text:style-name="T16">A concept is a </text:span><text:span text:style-name="T43">way of assigning a name to a constraint</text:span><text:span text:style-name="T16">. The value after the equal sign is a Boolean expression, treating other concepts as Boolean values. For example, knowing that integral is a concept and </text:span><text:span text:style-name="Code_20_Inline"><text:span text:style-name="T13">is_signed</text:span></text:span><text:span text:style-name="T16"> is a type trait, define the concept, </text:span><text:span text:style-name="Code_20_Inline"><text:span text:style-name="T13">signed_integral</text:span></text:span><text:span text:style-name="T42"> <text:s/>as follows:</text:span></text:p>
      <text:p text:style-name="Code">template&lt;class T&gt;</text:p>
      <text:p text:style-name="Code">concept signed_integral = integral&lt;T&gt; and std::is_signed&lt;T&gt;::<text:span text:style-name="T76">value</text:span>;</text:p>
      <text:p text:style-name="P10"><text:span text:style-name="T17">Concepts can get very complicated very quickly. <text:s/></text:span><text:span text:style-name="T3">For now, let’s tackle a more mundane traits class, </text:span><text:span text:style-name="Code_20_Inline"><text:span text:style-name="T3">std::char_traits</text:span></text:span><text:span text:style-name="T3">.</text:span></text:p>
      <text:h text:style-name="Heading_20_1" text:outline-level="1"><text:bookmark-start text:name="ctrait"/><text:bookmark-end text:name="ttrait"/>Case Study: char_trait<text:span text:style-name="T2">s</text:span></text:h>
      <text:p text:style-name="Body_20_Text_20_First">Among the difficulties in working with characters in C++ is <text:span text:style-name="T3">that </text:span>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text:soft-page-break/>marks end-of-file, but nothing in the standard supports this convention. You may need to use <text:span text:style-name="Code_20_Inline">unsigned</text:span> <text:span text:style-name="Code_20_Inline">int</text:span> or <text:span text:style-name="Code_20_Inline">long</text:span>.</text:p>
      <text:p text:style-name="Body_20_Text_20_Cont"><text:span text:style-name="T3">In order to write portable code, you need a traits class to provide a typedef for the integer type to use, the value of the end-of-file marker, and so on. That’s exactly what </text:span><text:span text:style-name="Code_20_Inline"><text:span text:style-name="T3">char_traits</text:span></text:span><text:span text:style-name="T3"> is for. When you use </text:span><text:span text:style-name="Code_20_Inline"><text:span text:style-name="T3">std::char_traits&lt;char&gt;::int_type</text:span></text:span><text:span text:style-name="T3">, you know you can safely store any </text:span><text:span text:style-name="Code_20_Inline"><text:span text:style-name="T3">char</text:span></text:span><text:span text:style-name="T3"> value or the end-of-file marker (which is </text:span><text:span text:style-name="Code_20_Inline"><text:span text:style-name="T3">std::char_traits&lt;char&gt;::eof()</text:span></text:span><text:span text:style-name="T3">).</text:span></text:p>
      <text:p text:style-name="Body_20_Text_20_Cont"><text:span text:style-name="T3">The standard </text:span><text:span text:style-name="Code_20_Inline"><text:span text:style-name="T3">istream</text:span></text:span><text:span text:style-name="T3"> class has a </text:span><text:span text:style-name="Code_20_Inline"><text:span text:style-name="T3">get()</text:span></text:span><text:span text:style-name="T3"> function that returns an input character or the special end-of-file marker when there is no more input. The standard </text:span><text:span text:style-name="Code_20_Inline"><text:span text:style-name="T3">ostream</text:span></text:span><text:span text:style-name="T3"> class offers </text:span><text:span text:style-name="Code_20_Inline"><text:span text:style-name="T3">put(c)</text:span></text:span><text:span text:style-name="T3"> to write a character. </text:span><text:span text:style-name="Strong_20_Emphasis"><text:span text:style-name="T36">Use these functions with </text:span></text:span><text:span text:style-name="Code_20_Inline"><text:span text:style-name="T4">char_traits</text:span></text:span><text:span text:style-name="Strong_20_Emphasis"><text:span text:style-name="T36"> to write a function that copies its standard input to its standard output, one character at a time.</text:span></text:span><text:span text:style-name="T3"> Call </text:span><text:span text:style-name="Code_20_Inline"><text:span text:style-name="T3">eof()</text:span></text:span><text:span text:style-name="T3"> to obtain the special end-of-file value and </text:span><text:span text:style-name="Code_20_Inline"><text:span text:style-name="T3">eq_int_type(a,b)</text:span></text:span><text:span text:style-name="T3"> to compare two integer representations of characters for equality. Both functions are static member functions of the </text:span><text:span text:style-name="Code_20_Inline"><text:span text:style-name="T3">char_traits</text:span></text:span><text:span text:style-name="T3"> template, which you must instantiate with the desired character type. Call </text:span><text:span text:style-name="Code_20_Inline"><text:span text:style-name="T3">to_char_type</text:span></text:span><text:span text:style-name="T3"> to convert the integer representation back to a </text:span><text:span text:style-name="Code_20_Inline"><text:span text:style-name="T3">char</text:span></text:span><text:span text:style-name="T3">. </text:span>Compare your solution with Listing <text:span text:style-name="T1">70</text:span>-<text:span text:style-name="T65">3</text:span>.</text:p>
      <text:p text:style-name="Code_20_Caption"><text:span text:style-name="T23">Listing </text:span><text:span text:style-name="T24">70</text:span><text:span text:style-name="T23">-</text:span><text:span text:style-name="T26">3</text:span><text:span text:style-name="T23">.</text:span> Using Character Traits When Copying Input to Output</text:p>
      <text:p text:style-name="Code">import &lt;iostream&gt;;</text:p>
      <text:p text:style-name="Code">import &lt;string&gt;; <text:s text:c="7"/>// for char_traits</text:p>
      <text:p text:style-name="Code"/>
      <text:p text:style-name="Code">int main()</text:p>
      <text:p text:style-name="Code">{</text:p>
      <text:p text:style-name="P29"><text:span text:style-name="T31"><text:s text:c="3"/></text:span><text:span text:style-name="T48">using char_traits = </text:span>std::char_traits&lt;char&gt;; // for brevity and clarity</text:p>
      <text:p text:style-name="Code"><text:span text:style-name="T31"><text:s text:c="3"/></text:span>char_traits::int_type c{};</text:p>
      <text:p text:style-name="Code"><text:span text:style-name="T31"><text:s text:c="3"/></text:span>while (c = std::cin.get(), not char_traits::eq_int_type(c, char_traits::eof()))</text:p>
      <text:p text:style-name="Code"><text:span text:style-name="T31"><text:s text:c="6"/></text:span>std::cout.put(char_traits::to_char_type(c));</text:p>
      <text:p text:style-name="Code">}</text:p>
      <text:p text:style-name="P11"><text:span text:style-name="T3">First, notice the loop condition. </text:span><text:span text:style-name="T44">A</text:span><text:span text:style-name="T3"> comma </text:span><text:span text:style-name="T18">serves many purposes in C++, separating </text:span><text:span text:style-name="T44">parameters in function and template declarations, separating values in function calls and initializers, separating declarators in a declaration, and so on. A comma can also </text:span><text:span text:style-name="T3">separate two expressions </text:span><text:span text:style-name="T18">where only one is expected</text:span><text:span text:style-name="T3">; the first sub-expression is evaluated, </text:span><text:span text:style-name="T18">the result is discarded, </text:span><text:span text:style-name="T44">and then </text:span><text:span text:style-name="T3">the second </text:span><text:span text:style-name="T18">is evaluated</text:span><text:span text:style-name="T3">. The result of the entire expression is the result of the second sub-expression. In this case, the first sub-expression assigns </text:span><text:span text:style-name="Code_20_Inline"><text:span text:style-name="T3">get()</text:span></text:span><text:span text:style-name="T3"> to </text:span><text:span text:style-name="Code_20_Inline"><text:span text:style-name="T3">c</text:span></text:span><text:span text:style-name="T3">, and the second sub-expression calls </text:span><text:span text:style-name="Code_20_Inline"><text:span text:style-name="T3">eq_int_type</text:span></text:span><text:span text:style-name="T3">, so the result of the loop condition is the return value from </text:span><text:span text:style-name="Code_20_Inline"><text:span text:style-name="T3">eq_int_type</text:span></text:span><text:span text:style-name="T3">, </text:span><text:soft-page-break/><text:span text:style-name="T3">testing whether the result of </text:span><text:span text:style-name="Code_20_Inline"><text:span text:style-name="T3">get</text:span></text:span><text:span text:style-name="T3">, as stored in </text:span><text:span text:style-name="Code_20_Inline"><text:span text:style-name="T3">c</text:span></text:span><text:span text:style-name="T3">, is equal to the end-of-file marker. Another way to write the loop condition is as follows:</text:span></text:p>
      <text:p text:style-name="Code">not char_traits::eq_int_type(c = std::cin.get(), char_traits::eof())</text:p>
      <text:p text:style-name="Body_20_Text_20_Cont"><text:span text:style-name="T3">I don’t like to bury assignments in the middle of an expression, so I prefer to use the comma operator in this case. Other developers have a strong aversion to the comma operator. They prefer the embedded assignment style. Another solution is to use a </text:span><text:span text:style-name="Code_20_Inline"><text:span text:style-name="T3">for</text:span></text:span><text:span text:style-name="T3"> loop instead of a </text:span><text:span text:style-name="Code_20_Inline"><text:span text:style-name="T3">while</text:span></text:span><text:span text:style-name="T3"> loop, as follows:</text:span></text:p>
      <text:p text:style-name="Code">for (char_traits::int_type c = std::cin.get();</text:p>
      <text:p text:style-name="Code"><text:span text:style-name="T31"><text:s text:c="6"/></text:span>not char_traits::eq_int_type(c, char_traits::eof());</text:p>
      <text:p text:style-name="Code"><text:span text:style-name="T31"><text:s text:c="6"/></text:span>c = std::cin.get())</text:p>
      <text:p text:style-name="Body_20_Text_20_Cont"><text:span text:style-name="T3">The </text:span><text:span text:style-name="Code_20_Inline"><text:span text:style-name="T3">for</text:span></text:span><text:span text:style-name="T3">-loop solution has the advantage of limiting the scope of the variable, </text:span><text:span text:style-name="Code_20_Inline"><text:span text:style-name="T3">c</text:span></text:span><text:span text:style-name="T3">. But it has the disadvantage of repeating the call to </text:span><text:span text:style-name="Code_20_Inline"><text:span text:style-name="T3">std::cin.get()</text:span></text:span><text:span text:style-name="T3">. Any of these solutions is acceptable; pick a style and stick with it.</text:span></text:p>
      <text:p text:style-name="Body_20_Text_20_Cont"><text:span text:style-name="T3">In this case, </text:span><text:span text:style-name="Code_20_Inline"><text:span text:style-name="T3">char_traits</text:span></text:span><text:span text:style-name="T3"> seems to make everything more complicated. After all, comparing two integers for equality is easier and clearer when using the </text:span><text:span text:style-name="Code_20_Inline"><text:span text:style-name="T3">==</text:span></text:span><text:span text:style-name="T3"> operator. On the other hand, using a member function gives the library-writer the opportunity for added logic, such as checking for invalid character values.</text:span></text:p>
      <text:p text:style-name="Body_20_Text_20_Cont"><text:span text:style-name="T3">In theory, you could write a </text:span><text:span text:style-name="Code_20_Inline"><text:span text:style-name="T3">char_traits</text:span></text:span><text:span text:style-name="T3"> specialization that, for instance, implements case-insensitive comparison. In that case, the </text:span><text:span text:style-name="Code_20_Inline"><text:span text:style-name="T3">eq()</text:span></text:span><text:span text:style-name="T3"> (which compares two characters for equality) and </text:span><text:span text:style-name="Code_20_Inline"><text:span text:style-name="T3">eq_int_type()</text:span></text:span><text:span text:style-name="T3"> functions would certainly require extra logic. On the other hand, you learned in Exploration </text:span><text:span text:style-name="T18">5</text:span><text:span text:style-name="T3">9 that such a traits class cannot be written for many international character sets, at least not without knowing the locale.</text:span></text:p>
      <text:p text:style-name="Body_20_Text_20_Cont"><text:span text:style-name="T3">In the real world, specializations of </text:span><text:span text:style-name="Code_20_Inline"><text:span text:style-name="T3">char_traits</text:span></text:span><text:span text:style-name="T3"> are rare.</text:span></text:p>
      <text:p text:style-name="Body_20_Text_20_Cont"><text:span text:style-name="T3">The </text:span><text:span text:style-name="Code_20_Inline"><text:span text:style-name="T3">char_traits</text:span></text:span><text:span text:style-name="T3"> class template is interesting nonetheless. A pure traits class template would implement only typedef members, static data members, and sometimes a member function that returns a constant, such as </text:span><text:span text:style-name="Code_20_Inline"><text:span text:style-name="T3">char_traits::eof()</text:span></text:span><text:span text:style-name="T3">. </text:span><text:span text:style-name="T18">Another good example of such a traits class is </text:span><text:span text:style-name="Code_20_Inline"><text:span text:style-name="T18">std::numeric_limits</text:span></text:span><text:span text:style-name="T18">.</text:span><text:span text:style-name="T3"> Functions such as </text:span><text:span text:style-name="Code_20_Inline"><text:span text:style-name="T3">eq_int_type()</text:span></text:span><text:span text:style-name="T3"> are not traits, which describe a type. Instead, they are policy functions. A policy class template contains member functions that specify behavior, or policies. The next section looks at policies.</text:span></text:p>
      <text:h text:style-name="Heading_20_1" text:outline-level="1"><text:bookmark-end text:name="ctrait"/>Policy-Based Programming</text:h>
      <text:p text:style-name="Body_20_Text_20_First">A <text:span text:style-name="Emphasis"><text:span text:style-name="T22">policy</text:span></text:span> is a class or class template that another class template can use to customize its behavior. The line between traits and policy is fuzzy, but to me, traits are static <text:soft-page-break/>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alphabetical-index-mark text:string-value="char and wchar_t types" text:key1="Iterators" text:key2="policy"/></text:p>
      <text:p text:style-name="Body_20_Text_20_Cont"><text:span text:style-name="T3">Suppose you are trying to write a high-performance server. After careful design, implementation, and testing, you discover that the performance of </text:span><text:span text:style-name="Code_20_Inline"><text:span text:style-name="T3">std::string</text:span></text:span><text:span text:style-name="T3"> introduces significant overhead. In your particular application, memory is abundant, but processor time is at a premium. Wouldn’t it be nice to be able to flip a switch and change your </text:span><text:span text:style-name="Code_20_Inline"><text:span text:style-name="T3">std::string</text:span></text:span><text:span text:style-name="T3"> implementation from one that is optimized for space into one that is optimized for speed? Instead, you must write your own string replacement that meets your needs. In writing your own class, you end up rewriting the many member functions, such as </text:span><text:span text:style-name="Code_20_Inline"><text:span text:style-name="T3">find_first_of</text:span></text:span><text:span text:style-name="T3">, that have nothing to do with your particular implementation but are essentially the same for most string implementations. What a waste of time.</text:span></text:p>
      <text:p text:style-name="Body_20_Text_20_Cont">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P12">In a way, the <text:span text:style-name="Code_20_Inline"><text:span text:style-name="T67">std::string</text:span></text:span> class offers this flexibility because <text:span text:style-name="Code_20_Inline"><text:span text:style-name="T67">std::string</text:span></text:span> is actually a specialization of <text:span text:style-name="Code_20_Inline"><text:span text:style-name="T67">std::basic_string</text:span></text:span> for the char type and for a particular memory allocation policy. In fact, all of the standard container templates (except <text:span text:style-name="Code_20_Inline">array</text:span>) take an allocator template parameter. Writing <text:s/>a new allocator is beyond the scope of this book, so instead, we will write a simpler, hypothetical policy class that can guide the implementation of a <text:span text:style-name="Code_20_Inline">mystring</text:span> class.</text:p>
      <text:p text:style-name="Body_20_Text_20_Cont"><text:span text:style-name="T3">For the sake of simplicity, this book implements only a few </text:span><text:span text:style-name="T19">of the member </text:span><text:span text:style-name="T3">functions </text:span><text:span text:style-name="T19">of </text:span><text:span text:style-name="Code_20_Inline"><text:span text:style-name="T19">std::string</text:span></text:span><text:span text:style-name="T3">. Completing the interface of </text:span><text:span text:style-name="Code_20_Inline"><text:span text:style-name="T3">std::string</text:span></text:span><text:span text:style-name="T3"> is left as an exercise for the reader. Listing </text:span><text:span text:style-name="T6">70</text:span><text:span text:style-name="T3">-</text:span><text:span text:style-name="T19">4</text:span><text:span text:style-name="T3"> shows the new string class template and a few of its member functions. Take a look, and you can see how it takes advantage of the </text:span><text:span text:style-name="Code_20_Inline"><text:span text:style-name="T3">Storage</text:span></text:span><text:span text:style-name="T3"> policy.</text:span></text:p>
      <text:p text:style-name="Code_20_Caption"><text:span text:style-name="T23">Listing </text:span><text:span text:style-name="T24">70</text:span><text:span text:style-name="T23">-</text:span><text:span text:style-name="T27">4</text:span><text:span text:style-name="T23">.</text:span> The <text:span text:style-name="Code_20_Inline"><text:span text:style-name="T30">mystring</text:span></text:span> Class Template</text:p>
      <text:p text:style-name="Code">import &lt;algorithm&gt;;</text:p>
      <text:p text:style-name="P4">import &lt;string&gt;;</text:p>
      <text:p text:style-name="P4"/>
      <text:p text:style-name="Code">template&lt;class Char, class Storage, class Traits = std::char_traits&lt;Char&gt;&gt;</text:p>
      <text:p text:style-name="Code">class mystring {</text:p>
      <text:p text:style-name="Code">public:</text:p>
      <text:p text:style-name="P30"><text:soft-page-break/><text:span text:style-name="T31"><text:s text:c="3"/></text:span><text:span text:style-name="T33">using </text:span><text:span text:style-name="T31">value_type </text:span><text:span text:style-name="T32">= </text:span>Char;</text:p>
      <text:p text:style-name="P30"><text:span text:style-name="T31"><text:s text:c="3"/></text:span><text:span text:style-name="T49">using size_type = </text:span>std::size_t;</text:p>
      <text:p text:style-name="P30"><text:span text:style-name="T31"><text:s text:c="3"/></text:span><text:span text:style-name="T49">using iterator = </text:span>typename Storage::iterator;</text:p>
      <text:p text:style-name="P30"><text:span text:style-name="T31"><text:s text:c="3"/></text:span><text:span text:style-name="T49">using const_iterator = </text:span>Storage::const_iterator;</text:p>
      <text:p text:style-name="Code"/>
      <text:p text:style-name="Code"><text:span text:style-name="T31"><text:s text:c="3"/></text:span>mystring() : storage_<text:span text:style-name="T66">{}</text:span> {}</text:p>
      <text:p text:style-name="Code"><text:span text:style-name="T31"><text:s text:c="3"/></text:span>mystring(mystring&amp;&amp;) = default;</text:p>
      <text:p text:style-name="Code"><text:span text:style-name="T31"><text:s text:c="3"/></text:span>mystring(mystring const&amp;) = default;</text:p>
      <text:p text:style-name="Code"><text:span text:style-name="T31"><text:s text:c="3"/></text:span>mystring(Storage const&amp; storage) : storage_<text:span text:style-name="T66">{</text:span>storage<text:span text:style-name="T66">}</text:span> {}</text:p>
      <text:p text:style-name="Code"><text:span text:style-name="T31"><text:s text:c="3"/></text:span>mystring(Char const* ptr, size_type size) : storage_<text:span text:style-name="T66">{}</text:span> {</text:p>
      <text:p text:style-name="Code"><text:span text:style-name="T31"><text:s text:c="6"/></text:span>resize(size);</text:p>
      <text:p text:style-name="Code"><text:span text:style-name="T31"><text:s text:c="6"/></text:span>std::copy(ptr, ptr + size, begin());</text:p>
      <text:p text:style-name="Code"><text:span text:style-name="T31"><text:s text:c="3"/></text:span>}</text:p>
      <text:p text:style-name="P3"><text:s/></text:p>
      <text:p text:style-name="Code"><text:span text:style-name="T31"><text:s text:c="3"/></text:span>static const<text:span text:style-name="T66">expr</text:span> size_type npos = static_cast&lt;size_type&gt;(-1);</text:p>
      <text:p text:style-name="Code"/>
      <text:p text:style-name="Code"><text:span text:style-name="T31"><text:s text:c="3"/></text:span>mystring&amp; operator=(mystring const&amp;) = default;</text:p>
      <text:p text:style-name="Code"><text:span text:style-name="T31"><text:s text:c="3"/></text:span>mystring&amp; operator=(mystring&amp;&amp;) = default;</text:p>
      <text:p text:style-name="Code"/>
      <text:p text:style-name="Code"><text:span text:style-name="T31"><text:s text:c="3"/></text:span>void swap(mystring&amp; str) { storage_.swap(str.storage_); }</text:p>
      <text:p text:style-name="Code"/>
      <text:p text:style-name="Code"><text:span text:style-name="T31"><text:s text:c="3"/></text:span>Char operator[](size_type i) const { return *(storage_.begin() + i); }</text:p>
      <text:p text:style-name="Code"><text:span text:style-name="T31"><text:s text:c="3"/></text:span>Char&amp; operator[](size_type i) <text:s text:c="5"/>{ return *(storage_.begin() + i); }</text:p>
      <text:p text:style-name="Code"/>
      <text:p text:style-name="Code"><text:span text:style-name="T31"><text:s text:c="3"/></text:span>void resize(size_type size, Char value = Char()) {</text:p>
      <text:p text:style-name="Code"><text:span text:style-name="T31"><text:s text:c="5"/></text:span>storage_.resize(size, value);</text:p>
      <text:p text:style-name="Code"><text:span text:style-name="T31"><text:s text:c="3"/></text:span>}</text:p>
      <text:p text:style-name="Code"><text:span text:style-name="T31"><text:s text:c="3"/></text:span>void reserve(size_type size) <text:s text:c="3"/>{ storage_.reserve(size); }</text:p>
      <text:p text:style-name="Code"><text:span text:style-name="T31"><text:s text:c="3"/></text:span>size_type size() const noexcept { return storage_.end() - storage_.begin(); }</text:p>
      <text:p text:style-name="Code"><text:span text:style-name="T31"><text:s text:c="3"/></text:span>size_type max_size() const noexcept { return storage_.max_size(); }</text:p>
      <text:p text:style-name="Code"><text:span text:style-name="T31"><text:s text:c="3"/></text:span>bool empty() const noexcept <text:s text:c="4"/>{ return size() == 0; }</text:p>
      <text:p text:style-name="Code"><text:span text:style-name="T31"><text:s text:c="3"/></text:span>void clear() <text:s text:c="19"/>{ resize(0); }</text:p>
      <text:p text:style-name="Code"><text:span text:style-name="T31"><text:s text:c="3"/></text:span>void push_back(Char c) <text:s text:c="9"/>{ resize(size() + 1, c); }</text:p>
      <text:p text:style-name="Code"/>
      <text:p text:style-name="Code"><text:span text:style-name="T31"><text:s text:c="3"/></text:span>Char const* data() const <text:s text:c="7"/>{ return storage_.<text:span text:style-name="T54">c_str</text:span>(); }</text:p>
      <text:p text:style-name="P32"><text:span text:style-name="T31"><text:s text:c="3"/></text:span>Char const* <text:span text:style-name="T52">c_str</text:span>() const <text:s text:c="6"/>{ return storage_.<text:span text:style-name="T52">c_str</text:span>(); }</text:p>
      <text:p text:style-name="P32"/>
      <text:p text:style-name="Code"><text:span text:style-name="T31"><text:s text:c="3"/></text:span>iterator begin() <text:s text:c="13"/>{ return storage_.begin(); }</text:p>
      <text:p text:style-name="Code"><text:span text:style-name="T31"><text:s text:c="3"/></text:span>const_iterator begin() const <text:s/>{ return storage_.begin(); }</text:p>
      <text:p text:style-name="P3"><text:s text:c="3"/>const_iterator cbegin() const { return storage_.begin(); }</text:p>
      <text:p text:style-name="Code"><text:span text:style-name="T31"><text:s text:c="3"/></text:span>iterator end() <text:s text:c="15"/>{ return storage_.end(); }</text:p>
      <text:p text:style-name="Code"><text:span text:style-name="T31"><text:s text:c="3"/></text:span>const_iterator end() const <text:s text:c="3"/>{ return storage_.end(); }</text:p>
      <text:p text:style-name="Code"><text:span text:style-name="T31"><text:s text:c="3"/></text:span>const_iterator cend() const <text:s text:c="2"/>{ return storage_.end(); }</text:p>
      <text:p text:style-name="Code"/>
      <text:p text:style-name="Code"><text:span text:style-name="T31"><text:s text:c="3"/></text:span>size_type find(mystring const&amp; s, size_type pos = 0) const {</text:p>
      <text:p text:style-name="Code"><text:span text:style-name="T31"><text:s text:c="6"/></text:span>pos = std::min(pos, size());</text:p>
      <text:p text:style-name="Code"><text:span text:style-name="T31"><text:s text:c="6"/></text:span><text:span text:style-name="T51">auto</text:span> result<text:span text:style-name="T68">{</text:span> std::search(begin() + pos, end(),</text:p>
      <text:p text:style-name="Code"><text:span text:style-name="T31"><text:s text:c="31"/></text:span>s.begin(), s.end(), Traits::eq) <text:span text:style-name="T68">}</text:span>;</text:p>
      <text:p text:style-name="Code"><text:span text:style-name="T31"><text:s text:c="6"/></text:span>if (result == end())</text:p>
      <text:p text:style-name="Code"><text:span text:style-name="T31"><text:s text:c="9"/></text:span>return npos;</text:p>
      <text:p text:style-name="Code"><text:span text:style-name="T31"><text:s text:c="6"/></text:span>else</text:p>
      <text:p text:style-name="Code"><text:span text:style-name="T31"><text:s text:c="9"/></text:span>return <text:span text:style-name="T68">static_cast&lt;size_type&gt;(r</text:span>esult - begin()<text:span text:style-name="T68">)</text:span>;</text:p>
      <text:p text:style-name="Code"><text:soft-page-break/><text:span text:style-name="T31"><text:s text:c="3"/></text:span>}</text:p>
      <text:p text:style-name="P3"><text:s text:c="9"/></text:p>
      <text:p text:style-name="Code">private:</text:p>
      <text:p text:style-name="Code"><text:span text:style-name="T31"><text:s text:c="3"/></text:span>Storage storage_;</text:p>
      <text:p text:style-name="Code">};</text:p>
      <text:p text:style-name="Code"/>
      <text:p text:style-name="Code">template&lt;class Char, class Storage1, class Storage2, class Traits&gt;</text:p>
      <text:p text:style-name="Code">bool operator &lt;(mystring&lt;Char, Storage1, Traits&gt; const&amp; a,</text:p>
      <text:p text:style-name="Code"><text:span text:style-name="T31"><text:s text:c="16"/></text:span>mystring&lt;Char, Storage2, Traits&gt; const&amp; b)</text:p>
      <text:p text:style-name="Code">{</text:p>
      <text:p text:style-name="P31"><text:span text:style-name="T31"><text:s text:c="3"/></text:span>return std::lexicographical_compare(</text:p>
      <text:p text:style-name="P31"><text:s text:c="6"/>a.begin(), a.end(), b.begin(), b.end(), <text:span text:style-name="T68">Traits::lt</text:span></text:p>
      <text:p text:style-name="P31"><text:span text:style-name="T68"><text:s text:c="3"/>);</text:span></text:p>
      <text:p text:style-name="P31"><text:span text:style-name="T33"/></text:p>
      <text:p text:style-name="Code">}</text:p>
      <text:p text:style-name="Code"/>
      <text:p text:style-name="Code">template&lt;class Char, class Storage1, class Storage2, class Traits&gt;</text:p>
      <text:p text:style-name="Code">bool operator ==(mystring&lt;Char, Storage1, Traits&gt; const&amp; a,</text:p>
      <text:p text:style-name="Code"><text:span text:style-name="T31"><text:s text:c="17"/></text:span>mystring&lt;Char, Storage2, Traits&gt; const&amp; b)</text:p>
      <text:p text:style-name="Code">{</text:p>
      <text:p text:style-name="Code"><text:span text:style-name="T31"><text:s text:c="3"/></text:span>return std::equal(a.begin(), a.end(), b.begin(), b.end(), Traits::eq);</text:p>
      <text:p text:style-name="Code">}</text:p>
      <text:p text:style-name="Body_20_Text_20_Cont"><text:span text:style-name="T3">The </text:span><text:span text:style-name="Code_20_Inline"><text:span text:style-name="T3">mystring</text:span></text:span><text:span text:style-name="T3"> class relies on </text:span><text:span text:style-name="Code_20_Inline"><text:span text:style-name="T3">Traits</text:span></text:span><text:span text:style-name="T3"> for comparing characters and </text:span><text:span text:style-name="Code_20_Inline"><text:span text:style-name="T3">Storage</text:span></text:span><text:span text:style-name="T3"> for storing them. The </text:span><text:span text:style-name="Code_20_Inline"><text:span text:style-name="T3">Storage</text:span></text:span><text:span text:style-name="T3"> policy must provide iterators for accessing the characters themselves and a few basic member functions (</text:span><text:span text:style-name="Code_20_Inline"><text:span text:style-name="T3">data</text:span></text:span><text:span text:style-name="T3">, </text:span><text:span text:style-name="Code_20_Inline"><text:span text:style-name="T3">max_size</text:span></text:span><text:span text:style-name="T3">, </text:span><text:span text:style-name="Code_20_Inline"><text:span text:style-name="T3">reserve</text:span></text:span><text:span text:style-name="T3">, </text:span><text:span text:style-name="Code_20_Inline"><text:span text:style-name="T3">resize</text:span></text:span><text:span text:style-name="T3">, </text:span><text:span text:style-name="Code_20_Inline"><text:span text:style-name="T3">swap</text:span></text:span><text:span text:style-name="T3">), and the </text:span><text:span text:style-name="Code_20_Inline"><text:span text:style-name="T3">mystring</text:span></text:span><text:span text:style-name="T3"> class provides the public interface, such as the assignment operator and search member functions.</text:span></text:p>
      <text:p text:style-name="Body_20_Text_20_Cont"><text:span text:style-name="T3">Public comparison functions use standard algorithms and </text:span><text:span text:style-name="Code_20_Inline"><text:span text:style-name="T3">Traits</text:span></text:span><text:span text:style-name="T3"> for comparisons. Notice how the comparison functions require their two operands to have the same </text:span><text:span text:style-name="Code_20_Inline"><text:span text:style-name="T3">Traits</text:span></text:span><text:span text:style-name="T3"> (otherwise, how could the strings be compared in a meaningful way?) but allow different </text:span><text:span text:style-name="Code_20_Inline"><text:span text:style-name="T3">Storage</text:span></text:span><text:span text:style-name="T3">. It doesn’t matter how the strings store their contents if you want to know only whether two strings contain the same characters.</text:span></text:p>
      <text:p text:style-name="Body_20_Text_20_Cont"><text:span text:style-name="T3">The next step is to write some storage policy templates. The storage policy is parameterized on the character type. The simplest </text:span><text:span text:style-name="Code_20_Inline"><text:span text:style-name="T3">Storage</text:span></text:span><text:span text:style-name="T3"> is </text:span><text:span text:style-name="Code_20_Inline"><text:span text:style-name="T3">vector_storage</text:span></text:span><text:span text:style-name="T3">, which stores the string contents in a </text:span><text:span text:style-name="Code_20_Inline"><text:span text:style-name="T3">vector</text:span></text:span><text:span text:style-name="T3">. Recall from Exploration </text:span><text:span text:style-name="T21">21</text:span><text:span text:style-name="T3">, that a C character string ends with a null character. The </text:span><text:span text:style-name="Code_20_Inline"><text:span text:style-name="T3">c_str()</text:span></text:span><text:span text:style-name="T3"> member function returns a pointer to a C-style character array. In order to simplify the implementation of </text:span><text:span text:style-name="Code_20_Inline"><text:span text:style-name="T3">c_str</text:span></text:span><text:span text:style-name="T3">, the vector stores a trailing null character after the string contents. Listing </text:span><text:span text:style-name="T6">70</text:span><text:span text:style-name="T3">-</text:span><text:span text:style-name="T20">5</text:span><text:span text:style-name="T3"> shows part of an implementation of </text:span><text:span text:style-name="Code_20_Inline"><text:span text:style-name="T3">vector_storage</text:span></text:span><text:span text:style-name="T3">. You can complete the implementation on your own.</text:span></text:p>
      <text:p text:style-name="Code_20_Caption"><text:span text:style-name="T23">Listing </text:span><text:span text:style-name="T24">70</text:span><text:span text:style-name="T23">-</text:span><text:span text:style-name="T28">5</text:span><text:span text:style-name="T23">.</text:span> The <text:span text:style-name="Code_20_Inline"><text:span text:style-name="T30">vector_storage</text:span></text:span> Class Template</text:p>
      <text:p text:style-name="Code"><text:soft-page-break/>import &lt;vector&gt;;</text:p>
      <text:p text:style-name="Code"/>
      <text:p text:style-name="Code">template&lt;class Char&gt;</text:p>
      <text:p text:style-name="Code">class vector_storage {</text:p>
      <text:p text:style-name="Code">public:</text:p>
      <text:p text:style-name="P32"><text:span text:style-name="T31"><text:s text:c="3"/></text:span><text:span text:style-name="T52">using size_type = </text:span>std::size_t;</text:p>
      <text:p text:style-name="P32"><text:span text:style-name="T31"><text:s text:c="3"/></text:span><text:span text:style-name="T34">using </text:span><text:span text:style-name="T31">value_type </text:span><text:span text:style-name="T34">= </text:span>Char;</text:p>
      <text:p text:style-name="P33"><text:span text:style-name="T31"><text:s text:c="3"/></text:span><text:span text:style-name="T53">using iterator = </text:span>std::vector&lt;Char&gt;::iterator;</text:p>
      <text:p text:style-name="P33"><text:span text:style-name="T31"><text:s text:c="3"/></text:span><text:span text:style-name="T53">using const_iterator = </text:span>std::vector&lt;Char&gt;::const_iterator;</text:p>
      <text:p text:style-name="Code"/>
      <text:p text:style-name="Code"><text:span text:style-name="T31"><text:s text:c="3"/></text:span>vector_storage() : string_<text:span text:style-name="T69">{</text:span>1, Char<text:span text:style-name="T69">{}}</text:span> {}</text:p>
      <text:p text:style-name="Code"/>
      <text:p text:style-name="Code"><text:span text:style-name="T31"><text:s text:c="3"/></text:span>void swap(vector_storage&amp; storage) { string_.swap(storage.string_); }</text:p>
      <text:p text:style-name="Code"><text:span text:style-name="T31"><text:s text:c="3"/></text:span>size_type max_size() const { return string_.max_size() - 1; }</text:p>
      <text:p text:style-name="Code"><text:span text:style-name="T31"><text:s text:c="3"/></text:span>void reserve(size_type size) { string_.reserve(size + 1); }</text:p>
      <text:p text:style-name="Code"><text:span text:style-name="T31"><text:s text:c="3"/></text:span>void resize(size_type newsize, value_type value) {</text:p>
      <text:p text:style-name="Code"><text:span text:style-name="T31"><text:s text:c="6"/></text:span>// if the string grows, overwrite the null character, then resize</text:p>
      <text:p text:style-name="Code"><text:span text:style-name="T31"><text:s text:c="6"/></text:span>if (newsize &gt;= string_.size()) {</text:p>
      <text:p text:style-name="Code"><text:span text:style-name="T31"><text:s text:c="9"/></text:span>string_[string_.size() - 1] = value;</text:p>
      <text:p text:style-name="Code"><text:span text:style-name="T31"><text:s text:c="9"/></text:span>string_.resize(newsize + 1, value);</text:p>
      <text:p text:style-name="Code"><text:span text:style-name="T31"><text:s text:c="6"/></text:span>}</text:p>
      <text:p text:style-name="Code"><text:span text:style-name="T31"><text:s text:c="6"/></text:span>else</text:p>
      <text:p text:style-name="Code"><text:span text:style-name="T31"><text:s text:c="9"/></text:span>string_.resize(newsize + 1);</text:p>
      <text:p text:style-name="Code"><text:span text:style-name="T31"><text:s text:c="6"/></text:span>string_[string_.size() - 1] = Char<text:span text:style-name="T69">{}</text:span>;</text:p>
      <text:p text:style-name="Code"><text:span text:style-name="T31"><text:s text:c="3"/></text:span>}</text:p>
      <text:p text:style-name="Code"><text:span text:style-name="T31"><text:s text:c="3"/></text:span>Char const* c_str() const { return &amp;string_[0]; }</text:p>
      <text:p text:style-name="Code"/>
      <text:p text:style-name="Code"><text:span text:style-name="T31"><text:s text:c="3"/></text:span>iterator begin() <text:s text:c="12"/>{ return string_.begin(); }</text:p>
      <text:p text:style-name="Code"><text:span text:style-name="T31"><text:s text:c="3"/></text:span>const_iterator begin() const { return string_.begin(); }</text:p>
      <text:p text:style-name="Code"><text:span text:style-name="T31"><text:s text:c="3"/></text:span>// Skip over the trailing null character at the end of the vector</text:p>
      <text:p text:style-name="Code"><text:span text:style-name="T31"><text:s text:c="3"/></text:span>iterator end() <text:s text:c="14"/>{ return string_.end() - 1; }</text:p>
      <text:p text:style-name="Code"><text:span text:style-name="T31"><text:s text:c="3"/></text:span>const_iterator end() const <text:s text:c="2"/>{ return string_.end() - 1; }</text:p>
      <text:p text:style-name="Code"/>
      <text:p text:style-name="Code">private:</text:p>
      <text:p text:style-name="Code"><text:span text:style-name="T31"><text:s text:c="3"/></text:span>std::vector&lt;Char&gt; string_;</text:p>
      <text:p text:style-name="Code">};</text:p>
      <text:p text:style-name="Body_20_Text_20_Cont"><text:span text:style-name="T3">The only difficulty in writing </text:span><text:span text:style-name="Code_20_Inline"><text:span text:style-name="T3">vector_storage</text:span></text:span><text:span text:style-name="T3"> is that the vector stores a trailing null character, so the </text:span><text:span text:style-name="Code_20_Inline"><text:span text:style-name="T3">c_str</text:span></text:span><text:span text:style-name="T3"> function can return a valid C-style character array. Therefore, the </text:span><text:span text:style-name="Code_20_Inline"><text:span text:style-name="T3">end</text:span></text:span><text:span text:style-name="T3"> function has to adjust the iterator that it returns.</text:span></text:p>
      <text:p text:style-name="Body_20_Text_20_Cont"><text:span text:style-name="T3">Another possibility for a storage policy is </text:span><text:span text:style-name="Code_20_Inline"><text:span text:style-name="T3">array_storage</text:span></text:span><text:span text:style-name="T3">, which is just like </text:span><text:span text:style-name="Code_20_Inline"><text:span text:style-name="T3">vector_storage</text:span></text:span><text:span text:style-name="T3">, except it uses an </text:span><text:span text:style-name="Code_20_Inline"><text:span text:style-name="T3">array</text:span></text:span><text:span text:style-name="T3">. By using an array, all storage is local. The array size is the maximum capacity of the string, but the string size can vary up to that maximum. </text:span><text:span text:style-name="Strong_20_Emphasis"><text:span text:style-name="T36">Write </text:span></text:span><text:span text:style-name="Code_20_Inline"><text:span text:style-name="T4">array_storage</text:span></text:span><text:span text:style-name="Strong_20_Emphasis"><text:span text:style-name="T3">.</text:span></text:span><text:span text:style-name="T3"> Compare your result with mine in Listing 7</text:span><text:span text:style-name="T6">0</text:span><text:span text:style-name="T3">-</text:span><text:span text:style-name="T21">6</text:span><text:span text:style-name="T3">.</text:span></text:p>
      <text:p text:style-name="Code_20_Caption"><text:span text:style-name="T23">Listing 7</text:span><text:span text:style-name="T24">0</text:span><text:span text:style-name="T23">-</text:span><text:span text:style-name="T29">6</text:span><text:span text:style-name="T23">.</text:span> The <text:span text:style-name="Code_20_Inline"><text:span text:style-name="T30">array_storage</text:span></text:span> Class Template</text:p>
      <text:p text:style-name="Code">import &lt;algorithm&gt;;</text:p>
      <text:p text:style-name="Code">import &lt;stdexcept&gt;;</text:p>
      <text:p text:style-name="Code"><text:soft-page-break/>import &lt;array&gt;;</text:p>
      <text:p text:style-name="Code"/>
      <text:p text:style-name="Code">template&lt;class Char, std::size_t MaxSize&gt;</text:p>
      <text:p text:style-name="Code">class array_storage {</text:p>
      <text:p text:style-name="Code">public:</text:p>
      <text:p text:style-name="P33"><text:span text:style-name="T31"><text:s text:c="3"/></text:span><text:span text:style-name="T53">using array_type = </text:span>std::array&lt;Char, MaxSize&gt;;</text:p>
      <text:p text:style-name="P33"><text:span text:style-name="T31"><text:s text:c="3"/></text:span><text:span text:style-name="T53">using size_type = </text:span>std::size_t;</text:p>
      <text:p text:style-name="P33"><text:span text:style-name="T31"><text:s text:c="3"/></text:span><text:span text:style-name="T53">using value_type = </text:span>Char;</text:p>
      <text:p text:style-name="P33"><text:span text:style-name="T31"><text:s text:c="3"/></text:span><text:span text:style-name="T53">using iterator = </text:span>array_type::iterator;</text:p>
      <text:p text:style-name="P33"><text:span text:style-name="T31"><text:s text:c="3"/></text:span><text:span text:style-name="T35">using </text:span><text:span text:style-name="T31">const_iterator </text:span><text:span text:style-name="T35">= </text:span>array_type::const_iterator;</text:p>
      <text:p text:style-name="Code"/>
      <text:p text:style-name="Code"><text:span text:style-name="T31"><text:s text:c="3"/></text:span>array_storage() : size_(0), string_() { string_[0] = Char(); }</text:p>
      <text:p text:style-name="Code"/>
      <text:p text:style-name="Code"><text:span text:style-name="T31"><text:s text:c="3"/></text:span>void swap(array_storage&amp; storage) {</text:p>
      <text:p text:style-name="Code"><text:span text:style-name="T31"><text:s text:c="6"/></text:span>string_.swap(storage.string_);</text:p>
      <text:p text:style-name="Code"><text:span text:style-name="T31"><text:s text:c="6"/></text:span>std::swap(size_, storage.size_);</text:p>
      <text:p text:style-name="Code"><text:span text:style-name="T31"><text:s text:c="3"/></text:span>}</text:p>
      <text:p text:style-name="Code"><text:span text:style-name="T31"><text:s text:c="3"/></text:span>size_type max_size() const { return string_.max_size() - 1; }</text:p>
      <text:p text:style-name="Code"><text:span text:style-name="T31"><text:s text:c="3"/></text:span>void reserve(size_type size) {</text:p>
      <text:p text:style-name="Code"><text:span text:style-name="T31"><text:s text:c="5"/></text:span>if (size &gt; max_size()) throw std::length_error("reserve");</text:p>
      <text:p text:style-name="Code"><text:span text:style-name="T31"><text:s text:c="3"/></text:span>}</text:p>
      <text:p text:style-name="Code"><text:span text:style-name="T31"><text:s text:c="3"/></text:span>void resize(size_type newsize, value_type value) {</text:p>
      <text:p text:style-name="Code"><text:span text:style-name="T31"><text:s text:c="6"/></text:span>if (newsize &gt; max_size())</text:p>
      <text:p text:style-name="Code"><text:span text:style-name="T31"><text:s text:c="9"/></text:span>throw std::length_error("resize");</text:p>
      <text:p text:style-name="Code"><text:span text:style-name="T31"><text:s text:c="6"/></text:span>if (newsize &gt; size_)</text:p>
      <text:p text:style-name="Code"><text:span text:style-name="T31"><text:s text:c="9"/></text:span>std::fill(begin() + size_, begin() + newsize, value);</text:p>
      <text:p text:style-name="Code"><text:span text:style-name="T31"><text:s text:c="6"/></text:span>size_ = newsize;</text:p>
      <text:p text:style-name="Code"><text:span text:style-name="T31"><text:s text:c="6"/></text:span>string_[size_] = Char<text:span text:style-name="T69">{}</text:span>;</text:p>
      <text:p text:style-name="Code"><text:span text:style-name="T31"><text:s text:c="3"/></text:span>}</text:p>
      <text:p text:style-name="Code"><text:span text:style-name="T31"><text:s text:c="3"/></text:span>Char const* c_str() const { return &amp;string_[0]; }</text:p>
      <text:p text:style-name="Code"/>
      <text:p text:style-name="Code"><text:span text:style-name="T31"><text:s text:c="3"/></text:span>iterator begin() <text:s text:c="12"/>{ return string_.begin(); }</text:p>
      <text:p text:style-name="Code"><text:span text:style-name="T31"><text:s text:c="3"/></text:span>const_iterator begin() const { return string_.begin(); }</text:p>
      <text:p text:style-name="Code"><text:span text:style-name="T31"><text:s text:c="3"/></text:span>iterator end() <text:s text:c="14"/>{ return begin() + size_; }</text:p>
      <text:p text:style-name="Code"><text:span text:style-name="T31"><text:s text:c="3"/></text:span>const_iterator end() const <text:s text:c="2"/>{ return begin() + size_; }</text:p>
      <text:p text:style-name="Code"/>
      <text:p text:style-name="Code">private:</text:p>
      <text:p text:style-name="Code"><text:span text:style-name="T31"><text:s text:c="3"/></text:span>size_type size_;</text:p>
      <text:p text:style-name="Code"><text:span text:style-name="T31"><text:s text:c="3"/></text:span>array_type string_;</text:p>
      <text:p text:style-name="Code">};</text:p>
      <text:p text:style-name="Body_20_Text_20_Cont"><text:span text:style-name="T3">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that prompts appear before the user is asked for input, etc. So just copy my solution in Listing </text:span><text:span text:style-name="T38">70</text:span><text:span text:style-name="T3">-</text:span><text:span text:style-name="T21">7</text:span><text:span text:style-name="T3"> into </text:span><text:span text:style-name="T21">the</text:span><text:span text:style-name="T3"> </text:span><text:span text:style-name="Code_20_Inline"><text:span text:style-name="T3">mystring</text:span></text:span><text:span text:style-name="T3"> </text:span><text:span text:style-name="T21">module.</text:span></text:p>
      <text:p text:style-name="Code_20_Caption"><text:soft-page-break/><text:span text:style-name="T23">Listing </text:span><text:span text:style-name="T24">70</text:span><text:span text:style-name="T23">-</text:span><text:span text:style-name="T29">7</text:span><text:span text:style-name="T23">.</text:span> Output Function for <text:span text:style-name="Code_20_Inline"><text:span text:style-name="T30">mystring</text:span></text:span></text:p>
      <text:p text:style-name="Code">template&lt;class Char, class Storage, class Traits&gt;</text:p>
      <text:p text:style-name="Code">std::basic_ostream&lt;Char, Traits&gt;&amp;</text:p>
      <text:p text:style-name="Code"><text:span text:style-name="T31"><text:s text:c="2"/></text:span>operator&lt;&lt;(std::basic_ostream&lt;Char, Traits&gt;&amp; stream,</text:p>
      <text:p text:style-name="Code"><text:span text:style-name="T31"><text:s text:c="13"/></text:span>mystring&lt;Char, Storage, Traits&gt; const&amp; string)</text:p>
      <text:p text:style-name="Code">{</text:p>
      <text:p text:style-name="Code"><text:span text:style-name="T31"><text:s text:c="3"/></text:span>typename std::basic_ostream&lt;Char, Traits&gt;::sentry sentry{stream};</text:p>
      <text:p text:style-name="Code"><text:span text:style-name="T31"><text:s text:c="3"/></text:span>if (sentry)</text:p>
      <text:p text:style-name="Code"><text:span text:style-name="T31"><text:s text:c="3"/></text:span>{</text:p>
      <text:p text:style-name="Code"><text:span text:style-name="T31"><text:s text:c="6"/></text:span>bool needs_fill{stream.width() != 0 and string.size() &gt; <text:span text:style-name="T75">std::size_t(</text:span>stream.width()<text:span text:style-name="T75">)</text:span>};</text:p>
      <text:p text:style-name="Code"><text:span text:style-name="T31"><text:s text:c="6"/></text:span>bool is_left_adjust{</text:p>
      <text:p text:style-name="Code"><text:span text:style-name="T31"><text:s text:c="9"/></text:span>(stream.flags() &amp; std::ios_base::adjustfield) == std::ios_base::left };</text:p>
      <text:p text:style-name="Code"><text:span text:style-name="T31"><text:s text:c="6"/></text:span>if (needs_fill and not is_left_adjust)</text:p>
      <text:p text:style-name="Code"><text:span text:style-name="T31"><text:s text:c="6"/></text:span>{</text:p>
      <text:p text:style-name="Code"><text:span text:style-name="T31"><text:s text:c="9"/></text:span>for (std::size_t i{stream.width() - string.size()}; i != 0; --i)</text:p>
      <text:p text:style-name="Code"><text:span text:style-name="T31"><text:s text:c="12"/></text:span>stream.rdbuf()-&gt;sputc(stream.fill());</text:p>
      <text:p text:style-name="Code"><text:span text:style-name="T31"><text:s text:c="6"/></text:span>}</text:p>
      <text:p text:style-name="Code"><text:span text:style-name="T31"><text:s text:c="6"/></text:span>stream.rdbuf()-&gt;sputn(string.data(), string.size());</text:p>
      <text:p text:style-name="Code"><text:span text:style-name="T31"><text:s text:c="6"/></text:span>if (needs_fill and is_left_adjust)</text:p>
      <text:p text:style-name="Code"><text:span text:style-name="T31"><text:s text:c="6"/></text:span>{</text:p>
      <text:p text:style-name="Code"><text:span text:style-name="T31"><text:s text:c="9"/></text:span>for (std::size_t i{stream.width() - string.size()}; i != 0; --i)</text:p>
      <text:p text:style-name="Code"><text:span text:style-name="T31"><text:s text:c="12"/></text:span>stream.rdbuf()-&gt;sputc(stream.fill());</text:p>
      <text:p text:style-name="Code"><text:span text:style-name="T31"><text:s text:c="6"/></text:span>}</text:p>
      <text:p text:style-name="Code"><text:span text:style-name="T31"><text:s text:c="3"/></text:span>}</text:p>
      <text:p text:style-name="Code"><text:span text:style-name="T31"><text:s text:c="3"/></text:span>stream.width(0);</text:p>
      <text:p text:style-name="Code"><text:span text:style-name="T31"><text:s text:c="3"/></text:span>return stream;</text:p>
      <text:p text:style-name="Code">}</text:p>
      <text:p text:style-name="Body_20_Text_20_Cont"><text:span text:style-name="T3">The </text:span><text:span text:style-name="Code_20_Inline"><text:span text:style-name="T3">sentry</text:span></text:span><text:span text:style-name="T3"> class manages some bookkeeping on behalf of the stream. The output function handles padding and adjustment. If you are curious about the details, consult a good reference.</text:span></text:p>
      <text:p text:style-name="Body_20_Text_20_Cont"><text:span text:style-name="T3">The input function also has a </text:span><text:span text:style-name="Code_20_Inline"><text:span text:style-name="T3">sentry</text:span></text:span><text:span text:style-name="T3"> class, which skips leading white space on your behalf. The input function has to read characters until it gets to another whitespace character or the string fills or the width limit is reached. See Listing </text:span><text:span text:style-name="T6">70</text:span><text:span text:style-name="T3">-</text:span><text:span text:style-name="T21">8</text:span><text:span text:style-name="T3"> for my version.</text:span></text:p>
      <text:p text:style-name="Code_20_Caption"><text:span text:style-name="T23">Listing </text:span><text:span text:style-name="T24">70</text:span><text:span text:style-name="T23">-</text:span><text:span text:style-name="T29">8</text:span><text:span text:style-name="T23">.</text:span> Input Function for <text:span text:style-name="Code_20_Inline"><text:span text:style-name="T30">mystring</text:span></text:span></text:p>
      <text:p text:style-name="Code">template&lt;class Char, class Storage, class Traits&gt;</text:p>
      <text:p text:style-name="Code">std::basic_istream&lt;Char, Traits&gt;&amp;</text:p>
      <text:p text:style-name="Code"><text:span text:style-name="T31"><text:s text:c="2"/></text:span>operator&gt;&gt;(std::basic_istream&lt;Char, Traits&gt;&amp; stream,</text:p>
      <text:p text:style-name="Code"><text:span text:style-name="T31"><text:s text:c="13"/></text:span>mystring&lt;Char, Storage, Traits&gt;&amp; string)</text:p>
      <text:p text:style-name="Code">{</text:p>
      <text:p text:style-name="Code"><text:span text:style-name="T31"><text:s text:c="3"/></text:span>typename std::basic_istream&lt;Char, Traits&gt;::sentry sentry{stream};</text:p>
      <text:p text:style-name="Code"><text:span text:style-name="T31"><text:s text:c="3"/></text:span>if (sentry)</text:p>
      <text:p text:style-name="Code"><text:soft-page-break/><text:span text:style-name="T31"><text:s text:c="3"/></text:span>{</text:p>
      <text:p text:style-name="Code"><text:span text:style-name="T31"><text:s text:c="6"/></text:span>std::ctype&lt;Char&gt; const&amp; ctype(</text:p>
      <text:p text:style-name="Code"><text:span text:style-name="T31"><text:s text:c="9"/></text:span>std::use_facet&lt;std::ctype&lt;Char&gt;&gt;(stream.getloc()) );</text:p>
      <text:p text:style-name="Code"><text:span text:style-name="T31"><text:s text:c="6"/></text:span>std::ios_base::iostate state{ std::ios_base::goodbit };</text:p>
      <text:p text:style-name="Code"><text:span text:style-name="T31"><text:s text:c="6"/></text:span>std::size_t max_chars{ string.max_size() };</text:p>
      <text:p text:style-name="Code"><text:span text:style-name="T31"><text:s text:c="6"/></text:span>if (stream.width() != 0 and <text:span text:style-name="T74">std::size_t(</text:span>stream.width()<text:span text:style-name="T74">)</text:span> &lt; max_chars)</text:p>
      <text:p text:style-name="Code"><text:span text:style-name="T31"><text:s text:c="9"/></text:span>max_chars = stream.width();</text:p>
      <text:p text:style-name="Code"><text:span text:style-name="T31"><text:s text:c="6"/></text:span>string.clear();</text:p>
      <text:p text:style-name="Code"><text:span text:style-name="T31"><text:s text:c="6"/></text:span>while (max_chars-- != 0) {</text:p>
      <text:p text:style-name="Code"><text:span text:style-name="T31"><text:s text:c="9"/></text:span>typename Traits::int_type c{ stream.rdbuf()-&gt;sgetc() };</text:p>
      <text:p text:style-name="Code"><text:span text:style-name="T31"><text:s text:c="9"/></text:span>if (Traits::eq_int_type(Traits::eof(), c)) {</text:p>
      <text:p text:style-name="Code"><text:span text:style-name="T31"><text:s text:c="12"/></text:span>state |= std::ios_base::eofbit;</text:p>
      <text:p text:style-name="Code"><text:span text:style-name="T31"><text:s text:c="12"/></text:span>break; // is_eof</text:p>
      <text:p text:style-name="Code"><text:span text:style-name="T31"><text:s text:c="9"/></text:span>}</text:p>
      <text:p text:style-name="Code"><text:span text:style-name="T31"><text:s text:c="9"/></text:span>else if (ctype.is(ctype.space, Traits::to_char_type(c)))</text:p>
      <text:p text:style-name="Code"><text:span text:style-name="T31"><text:s text:c="12"/></text:span>break;</text:p>
      <text:p text:style-name="Code"><text:span text:style-name="T31"><text:s text:c="9"/></text:span>else {</text:p>
      <text:p text:style-name="Code"><text:span text:style-name="T31"><text:s text:c="12"/></text:span>string.push_back(Traits::to_char_type(c));</text:p>
      <text:p text:style-name="Code"><text:span text:style-name="T31"><text:s text:c="12"/></text:span>stream.rdbuf()-&gt;sbumpc();</text:p>
      <text:p text:style-name="Code"><text:span text:style-name="T31"><text:s text:c="9"/></text:span>}</text:p>
      <text:p text:style-name="Code"><text:span text:style-name="T31"><text:s text:c="6"/></text:span>}</text:p>
      <text:p text:style-name="Code"><text:span text:style-name="T31"><text:s text:c="6"/></text:span>if (string.empty())</text:p>
      <text:p text:style-name="Code"><text:span text:style-name="T31"><text:s text:c="9"/></text:span>state |= std::ios_base::failbit;</text:p>
      <text:p text:style-name="Code"><text:span text:style-name="T31"><text:s text:c="6"/></text:span>stream.setstate(state);</text:p>
      <text:p text:style-name="Code"><text:span text:style-name="T31"><text:s text:c="6"/></text:span>stream.width(0);</text:p>
      <text:p text:style-name="Code"><text:span text:style-name="T31"><text:s text:c="3"/></text:span>}</text:p>
      <text:p text:style-name="Code"><text:span text:style-name="T31"><text:s text:c="3"/></text:span>return stream;</text:p>
      <text:p text:style-name="Code">}</text:p>
      <text:p text:style-name="Body_20_Text_20_Cont"><text:span text:style-name="T3">The </text:span><text:span text:style-name="Code_20_Inline"><text:span text:style-name="T3">break</text:span></text:span><text:span text:style-name="T3"> statement exits a loop immediately. You are probably familiar with this statement or something similar. Experienced programmers may be surprised that no example has required this statement until now. One reason is that I gloss over error-handling, which would otherwise be a common reason to break out of a loop. In this case, when the input reaches end of file or white space, it is time to exit the loop. The partner to </text:span><text:span text:style-name="Code_20_Inline"><text:span text:style-name="T3">break</text:span></text:span><text:span text:style-name="T3"> is </text:span><text:span text:style-name="Code_20_Inline"><text:span text:style-name="T3">continue</text:span></text:span><text:span text:style-name="T3">, which immediately reiterates the loop. In a </text:span><text:span text:style-name="Code_20_Inline"><text:span text:style-name="T3">for</text:span></text:span><text:span text:style-name="T3"> loop, </text:span><text:span text:style-name="Code_20_Inline"><text:span text:style-name="T3">continue</text:span></text:span><text:span text:style-name="T3"> evaluates the iterate part of the loop header and then the condition. I have rarely needed to use </text:span><text:span text:style-name="Code_20_Inline"><text:span text:style-name="T3">continue</text:span></text:span><text:span text:style-name="T3"> in real life and could not think of any reasonable example that uses </text:span><text:span text:style-name="Code_20_Inline"><text:span text:style-name="T3">continue</text:span></text:span><text:span text:style-name="T3">, but I mention it only for the sake of completeness.</text:span></text:p>
      <text:p text:style-name="Body_20_Text_20_Cont"><text:span text:style-name="T3">As you know, the compiler finds your I/O operators by matching the type of the right-hand operand, </text:span><text:span text:style-name="Code_20_Inline"><text:span text:style-name="T3">mystring</text:span></text:span><text:span text:style-name="T3">,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more closely into namespaces and the rules that the C++ compiler applies in order to find your overloaded function names (or not find them, and, therefore, how to fix that problem).</text:span><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Default_20_Paragraph_20_Font" style:display-name="WW-Default Paragraph Font" style:family="text"/>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6zfalse"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b4360"/>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70</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8:00</meta:creation-date>
    <dc:creator>Ray Lischner</dc:creator>
    <dc:date>2020-04-22T17:03:31.165895148</dc:date>
    <meta:print-date>2009-03-19T10:05:00</meta:print-date>
    <meta:editing-cycles>25</meta:editing-cycles>
    <meta:editing-duration>PT2H55M40S</meta:editing-duration>
    <meta:generator>LibreOffice/6.4.2.2$Linux_X86_64 LibreOffice_project/40$Build-2</meta:generator>
    <meta:document-statistic meta:table-count="0" meta:image-count="0" meta:object-count="0" meta:page-count="15" meta:paragraph-count="378" meta:word-count="4029" meta:character-count="28852" meta:non-whitespace-character-count="23973"/>
    <meta:user-defined meta:name="Chapter Number">70</meta:user-defined>
    <meta:user-defined meta:name="ContentType">Document</meta:user-defined>
  </office:meta>
</office:document-meta>
</file>